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18pt" fo:font-weight="bold" officeooo:rsid="001a96d5" officeooo:paragraph-rsid="001a96d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weight="bold" officeooo:rsid="001a96d5" officeooo:paragraph-rsid="001a96d5" style:font-weight-asian="bold" style:font-weight-complex="bold"/>
    </style:style>
    <style:style style:name="P3" style:family="paragraph" style:parent-style-name="Standard">
      <style:text-properties fo:font-weight="bold" officeooo:rsid="001c1b32" officeooo:paragraph-rsid="001c1b32" style:font-weight-asian="bold" style:font-weight-complex="bold"/>
    </style:style>
    <style:style style:name="P4" style:family="paragraph" style:parent-style-name="Standard">
      <style:text-properties fo:font-weight="bold" officeooo:rsid="001d9503" officeooo:paragraph-rsid="001d9503" style:font-weight-asian="bold" style:font-weight-complex="bold"/>
    </style:style>
    <style:style style:name="P5" style:family="paragraph" style:parent-style-name="Standard">
      <style:text-properties fo:font-weight="bold" officeooo:rsid="001d9503" officeooo:paragraph-rsid="001c1b32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20c012" officeooo:paragraph-rsid="0020c012" style:font-weight-asian="bold" style:font-weight-complex="bold"/>
    </style:style>
    <style:style style:name="P7" style:family="paragraph" style:parent-style-name="Standard">
      <style:text-properties fo:font-weight="bold" officeooo:rsid="0020c012" officeooo:paragraph-rsid="0020c012" style:font-weight-asian="bold" style:font-weight-complex="bold"/>
    </style:style>
    <style:style style:name="P8" style:family="paragraph" style:parent-style-name="Standard">
      <style:text-properties fo:font-weight="bold" officeooo:rsid="0020fdff" officeooo:paragraph-rsid="0020fdff" style:font-weight-asian="bold" style:font-weight-complex="bold"/>
    </style:style>
    <style:style style:name="P9" style:family="paragraph" style:parent-style-name="Standard">
      <style:text-properties fo:font-weight="bold" officeooo:rsid="00220f16" officeooo:paragraph-rsid="00220f16" style:font-weight-asian="bold" style:font-weight-complex="bold"/>
    </style:style>
    <style:style style:name="P10" style:family="paragraph" style:parent-style-name="Standard">
      <style:text-properties fo:font-weight="bold" officeooo:paragraph-rsid="00220f16" style:font-weight-asian="bold" style:font-weight-complex="bold"/>
    </style:style>
    <style:style style:name="P11" style:family="paragraph" style:parent-style-name="Standard">
      <style:text-properties fo:font-weight="bold" officeooo:rsid="0022e057" officeooo:paragraph-rsid="0022e057" style:font-weight-asian="bold" style:font-weight-complex="bold"/>
    </style:style>
    <style:style style:name="P12" style:family="paragraph" style:parent-style-name="Standard">
      <style:text-properties fo:font-weight="bold" officeooo:rsid="0024d22a" officeooo:paragraph-rsid="0024d22a" style:font-weight-asian="bold" style:font-weight-complex="bold"/>
    </style:style>
    <style:style style:name="P13" style:family="paragraph" style:parent-style-name="Standard">
      <style:text-properties fo:font-weight="bold" officeooo:rsid="0025dc67" officeooo:paragraph-rsid="0025dc67" style:font-weight-asian="bold" style:font-weight-complex="bold"/>
    </style:style>
    <style:style style:name="P14" style:family="paragraph" style:parent-style-name="Standard">
      <style:text-properties fo:font-weight="bold" officeooo:rsid="0025fda4" officeooo:paragraph-rsid="0025fda4" style:font-weight-asian="bold" style:font-weight-complex="bold"/>
    </style:style>
    <style:style style:name="P15" style:family="paragraph" style:parent-style-name="Standard">
      <style:text-properties fo:font-weight="bold" officeooo:paragraph-rsid="0025fda4" style:font-weight-asian="bold" style:font-weight-complex="bold"/>
    </style:style>
    <style:style style:name="P16" style:family="paragraph" style:parent-style-name="Standard">
      <style:text-properties fo:font-weight="bold" officeooo:rsid="00273d4a" officeooo:paragraph-rsid="00273d4a" style:font-weight-asian="bold" style:font-weight-complex="bold"/>
    </style:style>
    <style:style style:name="P17" style:family="paragraph" style:parent-style-name="Standard">
      <style:text-properties fo:font-weight="bold" officeooo:rsid="002df42a" officeooo:paragraph-rsid="002df42a" style:font-weight-asian="bold" style:font-weight-complex="bold"/>
    </style:style>
    <style:style style:name="P18" style:family="paragraph" style:parent-style-name="Text_20_body">
      <style:text-properties fo:font-weight="bold" officeooo:rsid="002df42a" officeooo:paragraph-rsid="0031f8cd" style:font-weight-asian="bold" style:font-weight-complex="bold"/>
    </style:style>
    <style:style style:name="P19" style:family="paragraph" style:parent-style-name="Standard">
      <style:text-properties fo:font-weight="bold" officeooo:rsid="002e6431" officeooo:paragraph-rsid="002e6431" style:font-weight-asian="bold" style:font-weight-complex="bold"/>
    </style:style>
    <style:style style:name="P20" style:family="paragraph" style:parent-style-name="Standard">
      <style:text-properties fo:font-weight="bold" officeooo:rsid="00308e39" officeooo:paragraph-rsid="00308e39" style:font-weight-asian="bold" style:font-weight-complex="bold"/>
    </style:style>
    <style:style style:name="P21" style:family="paragraph" style:parent-style-name="Text_20_body">
      <style:text-properties fo:font-weight="bold" officeooo:rsid="00308e39" officeooo:paragraph-rsid="0031f8cd" style:font-weight-asian="bold" style:font-weight-complex="bold"/>
    </style:style>
    <style:style style:name="P22" style:family="paragraph" style:parent-style-name="Text_20_body">
      <style:text-properties fo:font-weight="bold" officeooo:rsid="0031f8cd" officeooo:paragraph-rsid="0031f8cd" style:font-weight-asian="bold" style:font-weight-complex="bold"/>
    </style:style>
    <style:style style:name="P23" style:family="paragraph" style:parent-style-name="Text_20_body">
      <style:text-properties fo:font-weight="bold" officeooo:rsid="0032f10e" officeooo:paragraph-rsid="0032f10e" style:font-weight-asian="bold" style:font-weight-complex="bold"/>
    </style:style>
    <style:style style:name="P24" style:family="paragraph" style:parent-style-name="Text_20_body">
      <style:text-properties fo:font-weight="bold" officeooo:rsid="00359d20" officeooo:paragraph-rsid="00360232" style:font-weight-asian="bold" style:font-weight-complex="bold"/>
    </style:style>
    <style:style style:name="P25" style:family="paragraph" style:parent-style-name="Text_20_body">
      <style:text-properties fo:font-weight="bold" officeooo:rsid="00359d20" officeooo:paragraph-rsid="00368750" style:font-weight-asian="bold" style:font-weight-complex="bold"/>
    </style:style>
    <style:style style:name="P26" style:family="paragraph" style:parent-style-name="Text_20_body">
      <style:text-properties fo:font-weight="bold" officeooo:rsid="00368750" officeooo:paragraph-rsid="00368750" style:font-weight-asian="bold" style:font-weight-complex="bold"/>
    </style:style>
    <style:style style:name="P27" style:family="paragraph" style:parent-style-name="Text_20_body">
      <style:text-properties fo:font-weight="bold" officeooo:rsid="00394d86" officeooo:paragraph-rsid="00394d86" style:font-weight-asian="bold" style:font-weight-complex="bold"/>
    </style:style>
    <style:style style:name="P28" style:family="paragraph" style:parent-style-name="Text_20_body">
      <style:text-properties fo:font-weight="bold" officeooo:rsid="0039e32b" officeooo:paragraph-rsid="0039e32b" style:font-weight-asian="bold" style:font-weight-complex="bold"/>
    </style:style>
    <style:style style:name="P29" style:family="paragraph" style:parent-style-name="Text_20_body">
      <style:text-properties fo:font-weight="bold" officeooo:rsid="003bba9b" officeooo:paragraph-rsid="003bba9b" style:font-weight-asian="bold" style:font-weight-complex="bold"/>
    </style:style>
    <style:style style:name="P30" style:family="paragraph" style:parent-style-name="Text_20_body">
      <style:text-properties fo:font-weight="bold" officeooo:rsid="003cd2f7" officeooo:paragraph-rsid="003cd2f7" style:font-weight-asian="bold" style:font-weight-complex="bold"/>
    </style:style>
    <style:style style:name="P31" style:family="paragraph" style:parent-style-name="Text_20_body">
      <style:text-properties fo:font-weight="bold" officeooo:rsid="003ed105" officeooo:paragraph-rsid="003ed105" style:font-weight-asian="bold" style:font-weight-complex="bold"/>
    </style:style>
    <style:style style:name="P32" style:family="paragraph" style:parent-style-name="Text_20_body">
      <style:text-properties fo:font-weight="bold" officeooo:rsid="004064f4" officeooo:paragraph-rsid="004064f4" style:font-weight-asian="bold" style:font-weight-complex="bold"/>
    </style:style>
    <style:style style:name="P33" style:family="paragraph" style:parent-style-name="Text_20_body">
      <style:text-properties fo:font-weight="bold" officeooo:rsid="00421f6b" officeooo:paragraph-rsid="00421f6b" style:font-weight-asian="bold" style:font-weight-complex="bold"/>
    </style:style>
    <style:style style:name="P34" style:family="paragraph" style:parent-style-name="Text_20_body">
      <style:text-properties fo:font-weight="bold" officeooo:rsid="00435208" officeooo:paragraph-rsid="00435208" style:font-weight-asian="bold" style:font-weight-complex="bold"/>
    </style:style>
    <style:style style:name="P35" style:family="paragraph" style:parent-style-name="Standard">
      <style:text-properties officeooo:paragraph-rsid="001d9503"/>
    </style:style>
    <style:style style:name="P36" style:family="paragraph" style:parent-style-name="Standard">
      <style:text-properties officeooo:paragraph-rsid="00220f16"/>
    </style:style>
    <style:style style:name="P37" style:family="paragraph" style:parent-style-name="Standard">
      <style:text-properties officeooo:paragraph-rsid="0022e057"/>
    </style:style>
    <style:style style:name="P38" style:family="paragraph" style:parent-style-name="Standard">
      <style:text-properties officeooo:paragraph-rsid="0025fda4"/>
    </style:style>
    <style:style style:name="P39" style:family="paragraph" style:parent-style-name="Standard">
      <style:text-properties officeooo:paragraph-rsid="00273d4a"/>
    </style:style>
    <style:style style:name="P40" style:family="paragraph" style:parent-style-name="Standard">
      <style:text-properties officeooo:paragraph-rsid="00279343"/>
    </style:style>
    <style:style style:name="P41" style:family="paragraph" style:parent-style-name="Standard">
      <style:text-properties officeooo:paragraph-rsid="002b5cbb"/>
    </style:style>
    <style:style style:name="P42" style:family="paragraph" style:parent-style-name="Standard">
      <style:text-properties officeooo:paragraph-rsid="002c3911"/>
    </style:style>
    <style:style style:name="P43" style:family="paragraph" style:parent-style-name="Standard">
      <style:text-properties officeooo:paragraph-rsid="002d78a4"/>
    </style:style>
    <style:style style:name="P44" style:family="paragraph" style:parent-style-name="Preformatted_20_Text">
      <style:paragraph-properties fo:margin-top="0in" fo:margin-bottom="0.1965in" style:contextual-spacing="false"/>
    </style:style>
    <style:style style:name="P45" style:family="paragraph" style:parent-style-name="Standard">
      <style:text-properties officeooo:paragraph-rsid="00308e39"/>
    </style:style>
    <style:style style:name="P46" style:family="paragraph" style:parent-style-name="Text_20_body">
      <style:text-properties officeooo:paragraph-rsid="00368750"/>
    </style:style>
    <style:style style:name="P47" style:family="paragraph" style:parent-style-name="Text_20_body">
      <style:text-properties officeooo:paragraph-rsid="0039e32b"/>
    </style:style>
    <style:style style:name="P48" style:family="paragraph" style:parent-style-name="Text_20_body">
      <style:text-properties officeooo:paragraph-rsid="004064f4"/>
    </style:style>
    <style:style style:name="P49" style:family="paragraph" style:parent-style-name="Header">
      <style:text-properties fo:font-size="18pt" fo:font-weight="bold" officeooo:rsid="001a96d5" officeooo:paragraph-rsid="001a96d5" style:font-size-asian="15.75pt" style:font-weight-asian="bold" style:font-size-complex="18pt" style:font-weight-complex="bold"/>
    </style:style>
    <style:style style:name="P50" style:family="paragraph" style:parent-style-name="Header">
      <style:text-properties fo:font-size="18pt" fo:font-weight="bold" officeooo:rsid="00477c7a" officeooo:paragraph-rsid="00477c7a" style:font-size-asian="15.75pt" style:font-weight-asian="bold" style:font-size-complex="18pt" style:font-weight-complex="bold"/>
    </style:style>
    <style:style style:name="P51" style:family="paragraph" style:parent-style-name="Text_20_body" style:list-style-name="L1"/>
    <style:style style:name="P52" style:family="paragraph" style:parent-style-name="Text_20_body" style:list-style-name="L1">
      <style:paragraph-properties fo:margin-top="0in" fo:margin-bottom="0in" style:contextual-spacing="false"/>
    </style:style>
    <style:style style:name="P53" style:family="paragraph" style:parent-style-name="Text_20_body" style:list-style-name="L2"/>
    <style:style style:name="P54" style:family="paragraph" style:parent-style-name="Text_20_body" style:list-style-name="L3"/>
    <style:style style:name="P55" style:family="paragraph" style:parent-style-name="Text_20_body" style:list-style-name="L3">
      <style:paragraph-properties fo:margin-top="0in" fo:margin-bottom="0in" style:contextual-spacing="false"/>
    </style:style>
    <style:style style:name="P56" style:family="paragraph" style:parent-style-name="Text_20_body" style:list-style-name="L4"/>
    <style:style style:name="P57" style:family="paragraph" style:parent-style-name="Text_20_body" style:list-style-name="L4">
      <style:paragraph-properties fo:margin-top="0in" fo:margin-bottom="0in" style:contextual-spacing="false"/>
    </style:style>
    <style:style style:name="P58" style:family="paragraph" style:parent-style-name="Text_20_body" style:list-style-name="L5"/>
    <style:style style:name="P59" style:family="paragraph" style:parent-style-name="Text_20_body" style:list-style-name="L6"/>
    <style:style style:name="P60" style:family="paragraph" style:parent-style-name="Text_20_body" style:list-style-name="L6">
      <style:paragraph-properties fo:margin-top="0in" fo:margin-bottom="0in" style:contextual-spacing="false"/>
    </style:style>
    <style:style style:name="P61" style:family="paragraph" style:parent-style-name="Text_20_body" style:list-style-name="L7"/>
    <style:style style:name="P62" style:family="paragraph" style:parent-style-name="Text_20_body">
      <style:text-properties fo:font-weight="bold" officeooo:rsid="00446695" officeooo:paragraph-rsid="00446695" style:font-weight-asian="bold" style:font-weight-complex="bold"/>
    </style:style>
    <style:style style:name="P63" style:family="paragraph" style:parent-style-name="Text_20_body">
      <style:text-properties fo:font-weight="bold" officeooo:rsid="0044a362" officeooo:paragraph-rsid="0044a362" style:font-weight-asian="bold" style:font-weight-complex="bold"/>
    </style:style>
    <style:style style:name="P64" style:family="paragraph" style:parent-style-name="Text_20_body">
      <style:text-properties fo:font-weight="bold" officeooo:rsid="00467680" officeooo:paragraph-rsid="00467680" style:font-weight-asian="bold" style:font-weight-complex="bold"/>
    </style:style>
    <style:style style:name="P65" style:family="paragraph" style:parent-style-name="Text_20_body">
      <style:text-properties fo:font-weight="bold" officeooo:rsid="00477c7a" officeooo:paragraph-rsid="00477c7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9503" style:font-weight-asian="bold" style:font-weight-complex="bold"/>
    </style:style>
    <style:style style:name="T3" style:family="text">
      <style:text-properties fo:font-weight="bold" officeooo:rsid="00220f16" style:font-weight-asian="bold" style:font-weight-complex="bold"/>
    </style:style>
    <style:style style:name="T4" style:family="text">
      <style:text-properties fo:font-weight="bold" officeooo:rsid="0022e057" style:font-weight-asian="bold" style:font-weight-complex="bold"/>
    </style:style>
    <style:style style:name="T5" style:family="text">
      <style:text-properties fo:font-weight="bold" officeooo:rsid="0025fda4" style:font-weight-asian="bold" style:font-weight-complex="bold"/>
    </style:style>
    <style:style style:name="T6" style:family="text">
      <style:text-properties fo:font-weight="bold" officeooo:rsid="00273d4a" style:font-weight-asian="bold" style:font-weight-complex="bold"/>
    </style:style>
    <style:style style:name="T7" style:family="text">
      <style:text-properties fo:font-weight="bold" officeooo:rsid="002970ac" style:font-weight-asian="bold" style:font-weight-complex="bold"/>
    </style:style>
    <style:style style:name="T8" style:family="text">
      <style:text-properties fo:font-weight="bold" officeooo:rsid="00279343" style:font-weight-asian="bold" style:font-weight-complex="bold"/>
    </style:style>
    <style:style style:name="T9" style:family="text">
      <style:text-properties fo:font-weight="bold" officeooo:rsid="002b5cbb" style:font-weight-asian="bold" style:font-weight-complex="bold"/>
    </style:style>
    <style:style style:name="T10" style:family="text">
      <style:text-properties fo:font-weight="bold" officeooo:rsid="002c3911" style:font-weight-asian="bold" style:font-weight-complex="bold"/>
    </style:style>
    <style:style style:name="T11" style:family="text">
      <style:text-properties fo:font-weight="bold" officeooo:rsid="002d78a4" style:font-weight-asian="bold" style:font-weight-complex="bold"/>
    </style:style>
    <style:style style:name="T12" style:family="text">
      <style:text-properties fo:font-weight="bold" officeooo:rsid="00308e39" style:font-weight-asian="bold" style:font-weight-complex="bold"/>
    </style:style>
    <style:style style:name="T13" style:family="text">
      <style:text-properties fo:font-weight="bold" officeooo:rsid="00360232" style:font-weight-asian="bold" style:font-weight-complex="bold"/>
    </style:style>
    <style:style style:name="T14" style:family="text">
      <style:text-properties fo:font-weight="bold" officeooo:rsid="0039e32b" style:font-weight-asian="bold" style:font-weight-complex="bold"/>
    </style:style>
    <style:style style:name="T15" style:family="text">
      <style:text-properties fo:font-weight="bold" officeooo:rsid="004064f4" style:font-weight-asian="bold" style:font-weight-complex="bold"/>
    </style:style>
    <style:style style:name="T16" style:family="text">
      <style:text-properties officeooo:rsid="001c1b32"/>
    </style:style>
    <style:style style:name="T17" style:family="text">
      <style:text-properties officeooo:rsid="001f46d7"/>
    </style:style>
    <style:style style:name="T18" style:family="text">
      <style:text-properties officeooo:rsid="0022e057"/>
    </style:style>
    <style:style style:name="T19" style:family="text">
      <style:text-properties officeooo:rsid="0024d22a"/>
    </style:style>
    <style:style style:name="T20" style:family="text">
      <style:text-properties officeooo:rsid="0025fda4"/>
    </style:style>
    <style:style style:name="T21" style:family="text">
      <style:text-properties officeooo:rsid="0039e32b"/>
    </style:style>
    <style:style style:name="T22" style:family="text">
      <style:text-properties officeooo:rsid="003cd2f7"/>
    </style:style>
    <style:style style:name="T23" style:family="text">
      <style:text-properties officeooo:rsid="003ed105"/>
    </style:style>
    <style:style style:name="T24" style:family="text">
      <style:text-properties officeooo:rsid="0043520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1.</text:p>
      <text:p text:style-name="P2"><text:tab/>a. <text:s/><text:tab/>class or template is a blueprint that defines the properties and behaviors of <text:tab/><text:tab/><text:tab/>objects. It <text:tab/>acts <text:tab/>as a template to create objects with similar attributes and <text:tab/><text:tab/>methods.</text:p>
      <text:p text:style-name="P2"/>
      <text:p text:style-name="P2"><text:tab/>b.<text:tab/>An object or instance is a concrete realization of a class. It is created using the <text:tab/><text:tab/>blueprint defined by the class.</text:p>
      <text:p text:style-name="P2"/>
      <text:p text:style-name="P2"><text:tab/>c.<text:tab/>blocks of code that perform specific tasks.</text:p>
      <text:p text:style-name="P2"/>
      <text:p text:style-name="P2"><text:tab/>d.<text:tab/>Attributes or properties are the characteristics or data associated with a class or <text:tab/><text:tab/>an object.</text:p>
      <text:p text:style-name="P2"/>
      <text:p text:style-name="P2"><text:tab/></text:p>
      <text:p text:style-name="P2"><text:tab/><text:span text:style-name="T16">e.<text:tab/>Reference variables store references (memory addresses) to objects rather than <text:tab/><text:tab/>holding the actual object data.</text:span></text:p>
      <text:p text:style-name="P2"/>
      <text:p text:style-name="P2"><text:tab/></text:p>
      <text:p text:style-name="P2"><text:tab/><text:span text:style-name="T16">f.<text:tab/>Primitive variables hold simple, predefined data types (e.g., integers, floats, <text:tab/><text:tab/><text:tab/>booleans) and directly store their values.<text:tab/></text:span></text:p>
      <text:p text:style-name="P2"/>
      <text:p text:style-name="P2"/>
      <text:p text:style-name="P3"><text:tab/>g.<text:tab/> Method parameters are variables that are specified in the method signature to <text:tab/><text:tab/>receive values when the method is called.</text:p>
      <text:p text:style-name="P3"/>
      <text:p text:style-name="P3"/>
      <text:p text:style-name="P3"><text:tab/>h.<text:tab/>Local variables are declared within a method, constructor, or block and are only <text:tab/><text:tab/>accessible within that scope.</text:p>
      <text:p text:style-name="P3"/>
      <text:p text:style-name="P5"><text:tab/>I.<text:tab/>Default values are the initial values automatically assigned to variables if no <text:tab/><text:tab/>explicit value is provided.</text:p>
      <text:p text:style-name="P3"/>
      <text:p text:style-name="P3"/>
      <text:p text:style-name="P4">02.<text:tab/>D</text:p>
      <text:p text:style-name="P4"/>
      <text:p text:style-name="P4">03.<text:tab/>89</text:p>
      <text:p text:style-name="P4"/>
      <text:p text:style-name="P35"><text:span text:style-name="T2">04.<text:tab/></text:span><text:span text:style-name="Strong_20_Emphasis">Attributes:</text:span> Attributes are the characteristics or properties that describe the state of an <text:tab/>object. They represent the data an object holds.</text:p>
      <text:p text:style-name="P35"/>
      <text:p text:style-name="P35"><text:tab/><text:span text:style-name="T17">Ex: color/model/year</text:span></text:p>
      <text:p text:style-name="P35"><text:tab/></text:p>
      <text:p text:style-name="P35"><text:tab/><text:span text:style-name="Strong_20_Emphasis">Methods:</text:span> Methods, on the other hand, are actions or behaviors that an object can perform.</text:p>
      <text:p text:style-name="P35"><text:tab/></text:p>
      <text:p text:style-name="P35"><text:tab/><text:span text:style-name="T17">Ex: startEngine()/brake()</text:span></text:p>
      <text:p text:style-name="P6">05.<text:tab/>2/3/4</text:p>
      <text:p text:style-name="P7"><text:tab/></text:p>
      <text:p text:style-name="P7"><text:tab/>variable directly without specifying the object it belongs to.</text:p>
      <text:p text:style-name="P7"/>
      <text:p text:style-name="P8">06. <text:tab/>Volume : 0</text:p>
      <text:p text:style-name="P8"><text:tab/>length of box : 0</text:p>
      <text:p text:style-name="P8"><text:tab/>width of box : 0</text:p>
      <text:p text:style-name="P8"><text:tab/>height of box : 0</text:p>
      <text:p text:style-name="P8"/>
      <text:p text:style-name="P8">07. <text:tab/>Volume : 180</text:p>
      <text:p text:style-name="P8"><text:tab/>length of box : 12</text:p>
      <text:p text:style-name="P8"><text:tab/>width of box : 5</text:p>
      <text:p text:style-name="P8"><text:tab/>height of box : 3</text:p>
      <text:p text:style-name="P8"/>
      <text:p text:style-name="P8">08.<text:tab/>default constructor</text:p>
      <text:p text:style-name="P8"><text:tab/>length of box : 2</text:p>
      <text:p text:style-name="P8"><text:tab/>width of box : 2</text:p>
      <text:p text:style-name="P8"><text:tab/>height of box : 2</text:p>
      <text:p text:style-name="P8"/>
      <text:p text:style-name="P9">09.<text:tab/>Parameterized constructor</text:p>
      <text:p text:style-name="P9"><text:tab/>Volume : 60</text:p>
      <text:p text:style-name="P9"><text:tab/>Parameterized constructor</text:p>
      <text:p text:style-name="P9"><text:tab/>Volume : 180</text:p>
      <text:p text:style-name="P9"/>
      <text:p text:style-name="P9">10.<text:tab/>compile error: width has private access in Box.</text:p>
      <text:p text:style-name="P9"/>
      <text:p text:style-name="P9">11.<text:tab/>4,5,6</text:p>
      <text:p text:style-name="P36"><text:span text:style-name="T3"><text:tab/></text:span><text:span text:style-name="T1">This line attempts to assign a value to the </text:span><text:span text:style-name="Source_20_Text"><text:span text:style-name="T1">length</text:span></text:span><text:span text:style-name="T1"> variable directly within the class <text:tab/>body.</text:span></text:p>
      <text:p text:style-name="P10"/>
      <text:p text:style-name="P9">12.<text:tab/>*initializing the object of that class.</text:p>
      <text:p text:style-name="P9"><text:tab/>*<text:span text:style-name="T18">c</text:span>onstructors are used to set initial values to the instance variables or perform any <text:tab/>necessary setup operations when an object is instantiated.</text:p>
      <text:p text:style-name="P9"><text:tab/></text:p>
      <text:p text:style-name="P11">13.<text:tab/>constructors-class eke namin sade</text:p>
      <text:p text:style-name="P11"><text:tab/><text:tab/><text:tab/>no return type </text:p>
      <text:p text:style-name="P37"><text:span text:style-name="T4"><text:tab/><text:tab/><text:tab/></text:span><text:span text:style-name="T1">nitializing objects when they are created</text:span></text:p>
      <text:p text:style-name="P11"><text:tab/><text:tab/><text:tab/></text:p>
      <text:p text:style-name="P11"/>
      <text:p text:style-name="P11"/>
      <text:p text:style-name="P11"><text:tab/>method-has return type</text:p>
      <text:p text:style-name="P11"><text:tab/><text:tab/> <text:s text:c="2"/>kamathi name ekak damiya haka</text:p>
      <text:p text:style-name="P11"/>
      <text:p text:style-name="P11"/>
      <text:p text:style-name="P11"/>
      <text:p text:style-name="P11"><text:soft-page-break/>14.<text:tab/>a,b,c</text:p>
      <text:p text:style-name="P11"/>
      <text:p text:style-name="P11"/>
      <text:p text:style-name="P11">15.<text:tab/>line 2 and 3 not variable.</text:p>
      <text:p text:style-name="P11"/>
      <text:p text:style-name="P11">16.<text:tab/>1 2 3 4 - <text:s/><text:span text:style-name="T19">c</text:span></text:p>
      <text:p text:style-name="P11"><text:tab/><text:tab/></text:p>
      <text:p text:style-name="P11"/>
      <text:p text:style-name="P12">17.<text:tab/>a,b,d</text:p>
      <text:p text:style-name="P12"/>
      <text:p text:style-name="P12">18.<text:tab/>100 101</text:p>
      <text:p text:style-name="P12"><text:tab/>0 0</text:p>
      <text:p text:style-name="P12"/>
      <text:p text:style-name="P13">19.<text:tab/>Code : 3001</text:p>
      <text:p text:style-name="P13"/>
      <text:p text:style-name="P13">20.<text:tab/>Code : 2001</text:p>
      <text:p text:style-name="P13"/>
      <text:p text:style-name="P13">21.<text:tab/><text:span text:style-name="T20">b,c</text:span></text:p>
      <text:p text:style-name="P13"/>
      <text:p text:style-name="P14">22.<text:tab/>a,d,e</text:p>
      <text:p text:style-name="P14"/>
      <text:p text:style-name="P38"><text:span text:style-name="T5">23.<text:tab/></text:span><text:span text:style-name="T1">Encapsulation is a fundamental concept in object-oriented programming (OOP) that <text:tab/>involves bundling the data (attributes) and the methods (functions or behaviors) that <text:tab/>operate on the data into a single unit, called a class. It allows for the protection and <text:tab/>control of access to the internal state of an object, ensuring that the data is kept safe <text:tab/>from external interference and misuse.</text:span></text:p>
      <text:p text:style-name="P15"/>
      <text:p text:style-name="P39"><text:span text:style-name="T6">24.<text:tab/></text:span><text:span text:style-name="T1">"Tightly encapsulated" and "loosely encapsulated" refer to the degree to which the <text:tab/>internal workings of a class or an object are hidden and how much control is exerted <text:tab/>over access to its attributes and methods.</text:span></text:p>
      <text:p text:style-name="P16"/>
      <text:p text:style-name="P16">25.<text:tab/>D. Compiler error at line 2</text:p>
      <text:p text:style-name="P16"/>
      <text:p text:style-name="P16">26.<text:tab/>class Date{</text:p>
      <text:p text:style-name="P16"><text:tab/>int year=1970;</text:p>
      <text:p text:style-name="P16"><text:tab/>int month=1;</text:p>
      <text:p text:style-name="P16"><text:tab/>int day=1;</text:p>
      <text:p text:style-name="P16"/>
      <text:p text:style-name="P16"><text:tab/>void printDate(){</text:p>
      <text:p text:style-name="P16"><text:tab/><text:tab/>System.out.println(year+"-"+month+"-"+day);</text:p>
      <text:p text:style-name="P16"><text:tab/>}</text:p>
      <text:p text:style-name="P16"><text:tab/>void setYear(int x){}</text:p>
      <text:p text:style-name="P16"><text:tab/></text:p>
      <text:p text:style-name="P16"><text:tab/>void setMonth(int y){}</text:p>
      <text:p text:style-name="P16"/>
      <text:p text:style-name="P16"><text:soft-page-break/><text:tab/>void setDay(int z){}<text:tab/></text:p>
      <text:p text:style-name="P16"/>
      <text:p text:style-name="P16"><text:tab/>int getYear(){</text:p>
      <text:p text:style-name="P16"><text:tab/><text:tab/>return year;<text:tab/></text:p>
      <text:p text:style-name="P16"/>
      <text:p text:style-name="P16"><text:tab/>}</text:p>
      <text:p text:style-name="P16"><text:tab/>int getMonth(){</text:p>
      <text:p text:style-name="P16"><text:tab/><text:tab/>return month;</text:p>
      <text:p text:style-name="P16"><text:tab/>}</text:p>
      <text:p text:style-name="P16"><text:tab/>int getDay(){</text:p>
      <text:p text:style-name="P16"><text:tab/><text:tab/>return day;</text:p>
      <text:p text:style-name="P16"><text:tab/><text:tab/>}</text:p>
      <text:p text:style-name="P16"><text:tab/>}</text:p>
      <text:p text:style-name="P16"/>
      <text:p text:style-name="P16">//--------------------Demo.java------------------------</text:p>
      <text:p text:style-name="P16"><text:tab/>class Main{</text:p>
      <text:p text:style-name="P16"><text:tab/>public static void main(String args[]){</text:p>
      <text:p text:style-name="P16"><text:tab/><text:tab/>Date d1=new Date();</text:p>
      <text:p text:style-name="P16"><text:tab/><text:tab/>d1.printDate(); //1970-1-1</text:p>
      <text:p text:style-name="P16"><text:tab/><text:tab/>d1.year=2016; //Illegal</text:p>
      <text:p text:style-name="P16"><text:tab/><text:tab/>d1.month=5; //Illegal</text:p>
      <text:p text:style-name="P16"><text:tab/><text:tab/>d1.day=30; //Illegal</text:p>
      <text:p text:style-name="P16">/*year, month and day attributes</text:p>
      <text:p text:style-name="P16">*cannot be accessed to another class</text:p>
      <text:p text:style-name="P16">*/</text:p>
      <text:p text:style-name="P16"><text:tab/><text:tab/>d1.setYear(2016);</text:p>
      <text:p text:style-name="P16"><text:tab/><text:tab/>d1.setMonth(5);</text:p>
      <text:p text:style-name="P16"><text:tab/><text:tab/>d1.setDay(31);</text:p>
      <text:p text:style-name="P16"><text:tab/>System.out.println("Year : "+d1.getYear());</text:p>
      <text:p text:style-name="P16"><text:tab/>System.out.println("Month :"+d1.getMonth());</text:p>
      <text:p text:style-name="P16"><text:tab/>System.out.println("Day : "+d1.getDay());</text:p>
      <text:p text:style-name="P16"><text:tab/>}</text:p>
      <text:p text:style-name="P16">}</text:p>
      <text:p text:style-name="P16"/>
      <text:p text:style-name="P40"><text:span text:style-name="T6">2</text:span><text:span text:style-name="T8">7.<text:tab/> </text:span><text:span text:style-name="T9">line 1- </text:span><text:span text:style-name="T7"><text:s text:c="3"/></text:span><text:span text:style-name="Source_20_Text"><text:span text:style-name="T7">Declaration of c1</text:span></text:span></text:p>
      <text:p text:style-name="P40"><text:span text:style-name="Source_20_Text"><text:span text:style-name="T7"><text:tab/>line 2- <text:s/>Instantiating c1 with id="C001" and name="Danapala"</text:span></text:span></text:p>
      <text:p text:style-name="P40"><text:span text:style-name="Source_20_Text"><text:span text:style-name="T7"><text:tab/></text:span></text:span><text:span text:style-name="Source_20_Text"><text:span text:style-name="T9">line 3- <text:s/>Printing details of c1</text:span></text:span></text:p>
      <text:p text:style-name="P41"><text:span text:style-name="Source_20_Text"><text:span text:style-name="T9"><text:tab/>line 4- <text:s/></text:span></text:span><text:span text:style-name="Source_20_Text"><text:span text:style-name="T7">Declaration of c</text:span></text:span><text:span text:style-name="Source_20_Text"><text:span text:style-name="T9">2</text:span></text:span></text:p>
      <text:p text:style-name="P41"><text:span text:style-name="Source_20_Text"><text:span text:style-name="T9"><text:tab/>line 5- <text:s/>Instantiating c2 using the default constructor</text:span></text:span></text:p>
      <text:p text:style-name="P41"><text:span text:style-name="Source_20_Text"><text:span text:style-name="T9"><text:tab/>line 6- <text:s/>Setting id="C002" and name="Gunapala" for c2</text:span></text:span></text:p>
      <text:p text:style-name="P41"><text:span text:style-name="Source_20_Text"><text:span text:style-name="T9"><text:tab/>line 7- <text:s/>Printing details of c2</text:span></text:span></text:p>
      <text:p text:style-name="P41"><text:span text:style-name="Source_20_Text"><text:span text:style-name="T9"><text:tab/>line 8- <text:s/></text:span></text:span><text:span text:style-name="Source_20_Text"><text:span text:style-name="T7">Declaration of c</text:span></text:span><text:span text:style-name="Source_20_Text"><text:span text:style-name="T9">3</text:span></text:span></text:p>
      <text:p text:style-name="P41"><text:span text:style-name="Source_20_Text"><text:span text:style-name="T9"><text:tab/>line 9- <text:s/>Instantiating c3 using the default constructor</text:span></text:span></text:p>
      <text:p text:style-name="P41"><text:span text:style-name="Source_20_Text"><text:span text:style-name="T9"><text:tab/>line 10- Setting id="C003" for c3</text:span></text:span></text:p>
      <text:p text:style-name="P41"><text:span text:style-name="Source_20_Text"><text:span text:style-name="T9"><text:tab/>line 11- Setting name="Somapala" for c3</text:span></text:span></text:p>
      <text:p text:style-name="P41"><text:soft-page-break/><text:span text:style-name="Source_20_Text"><text:span text:style-name="T9"><text:tab/>line 12- Printing details of c3</text:span></text:span></text:p>
      <text:p text:style-name="P41"><text:span text:style-name="Source_20_Text"><text:span text:style-name="T9"/></text:span></text:p>
      <text:p text:style-name="P42"><text:span text:style-name="Source_20_Text"><text:span text:style-name="T9">28.<text:tab/>A. Compile Error at line 1</text:span></text:span></text:p>
      <text:p text:style-name="P42"><text:span text:style-name="Source_20_Text"><text:span text:style-name="T9"><text:tab/>B. Compile Error at line 2</text:span></text:span></text:p>
      <text:p text:style-name="P42"><text:span text:style-name="Source_20_Text"><text:span text:style-name="T9"/></text:span></text:p>
      <text:p text:style-name="P42"><text:span text:style-name="Source_20_Text"><text:span text:style-name="T10">29.<text:tab/></text:span></text:span><text:span text:style-name="Source_20_Text"><text:span text:style-name="T11">f</text:span></text:span></text:p>
      <text:p text:style-name="P42"><text:span text:style-name="Source_20_Text"><text:span text:style-name="T11"/></text:span></text:p>
      <text:p text:style-name="P43"><text:span text:style-name="Source_20_Text"><text:span text:style-name="T11"/></text:span></text:p>
      <text:p text:style-name="P43"><text:span text:style-name="Source_20_Text"><text:span text:style-name="T11"/></text:span></text:p>
      <text:p text:style-name="P43"><text:span text:style-name="Source_20_Text"><text:span text:style-name="T11"/></text:span></text:p>
      <text:p text:style-name="P43"><text:span text:style-name="Source_20_Text"><text:span text:style-name="T11">30.<text:tab/>import java.util.*;<text:tab/></text:span></text:span></text:p>
      <text:p text:style-name="P43"><text:span text:style-name="Source_20_Text"><text:span text:style-name="T11">class Rectangle{</text:span></text:span></text:p>
      <text:p text:style-name="P43"><text:span text:style-name="Source_20_Text"><text:span text:style-name="T11"><text:tab/>int width;</text:span></text:span></text:p>
      <text:p text:style-name="P43"><text:span text:style-name="Source_20_Text"><text:span text:style-name="T11"><text:tab/>int length;</text:span></text:span></text:p>
      <text:p text:style-name="P43"><text:span text:style-name="Source_20_Text"><text:span text:style-name="T11"><text:tab/></text:span></text:span></text:p>
      <text:p text:style-name="P43"><text:span text:style-name="Source_20_Text"><text:span text:style-name="T11">public void Perimeter(int x,int y){</text:span></text:span></text:p>
      <text:p text:style-name="P43"><text:span text:style-name="Source_20_Text"><text:span text:style-name="T11"><text:tab/>width=x;</text:span></text:span></text:p>
      <text:p text:style-name="P43"><text:span text:style-name="Source_20_Text"><text:span text:style-name="T11"><text:tab/>length=y;</text:span></text:span></text:p>
      <text:p text:style-name="P43"><text:span text:style-name="Source_20_Text"><text:span text:style-name="T11"><text:tab/></text:span></text:span></text:p>
      <text:p text:style-name="P43"><text:span text:style-name="Source_20_Text"><text:span text:style-name="T11"><text:tab/>if(width&gt;0.0 &amp;&amp; width&lt;20.00){</text:span></text:span></text:p>
      <text:p text:style-name="P43"><text:span text:style-name="Source_20_Text"><text:span text:style-name="T11"><text:tab/><text:tab/>int perimeter=(2*width)+(2*length);</text:span></text:span></text:p>
      <text:p text:style-name="P43"><text:span text:style-name="Source_20_Text"><text:span text:style-name="T11"><text:tab/><text:tab/>System.out.println( "perimeter = "+perimeter);</text:span></text:span></text:p>
      <text:p text:style-name="P43"><text:span text:style-name="Source_20_Text"><text:span text:style-name="T11"><text:tab/><text:tab/>}else{</text:span></text:span></text:p>
      <text:p text:style-name="P43"><text:span text:style-name="Source_20_Text"><text:span text:style-name="T11"><text:tab/><text:tab/><text:tab/>System.out.println("wrong rectangle");</text:span></text:span></text:p>
      <text:p text:style-name="P43"><text:span text:style-name="Source_20_Text"><text:span text:style-name="T11"><text:tab/><text:tab/><text:tab/></text:span></text:span></text:p>
      <text:p text:style-name="P43"><text:span text:style-name="Source_20_Text"><text:span text:style-name="T11"><text:tab/><text:tab/><text:tab/>}</text:span></text:span></text:p>
      <text:p text:style-name="P43"><text:span text:style-name="Source_20_Text"><text:span text:style-name="T11"><text:tab/></text:span></text:span></text:p>
      <text:p text:style-name="P43"><text:span text:style-name="Source_20_Text"><text:span text:style-name="T11"><text:tab/>}</text:span></text:span></text:p>
      <text:p text:style-name="P43"><text:span text:style-name="Source_20_Text"><text:span text:style-name="T11"/></text:span></text:p>
      <text:p text:style-name="P43"><text:span text:style-name="Source_20_Text"><text:span text:style-name="T11">public void Area(int x,int y){</text:span></text:span></text:p>
      <text:p text:style-name="P43"><text:span text:style-name="Source_20_Text"><text:span text:style-name="T11"><text:tab/>width=x;</text:span></text:span></text:p>
      <text:p text:style-name="P43"><text:span text:style-name="Source_20_Text"><text:span text:style-name="T11"><text:tab/>length=y;</text:span></text:span></text:p>
      <text:p text:style-name="P43"><text:span text:style-name="Source_20_Text"><text:span text:style-name="T11"><text:tab/></text:span></text:span></text:p>
      <text:p text:style-name="P43"><text:span text:style-name="Source_20_Text"><text:span text:style-name="T11"><text:tab/>if(width&gt;0.0 &amp;&amp; width&lt;20.00){</text:span></text:span></text:p>
      <text:p text:style-name="P43"><text:span text:style-name="Source_20_Text"><text:span text:style-name="T11"><text:tab/><text:tab/>int area=width*length;</text:span></text:span></text:p>
      <text:p text:style-name="P43"><text:span text:style-name="Source_20_Text"><text:span text:style-name="T11"><text:tab/><text:tab/>System.out.println( "Area = "+area);</text:span></text:span></text:p>
      <text:p text:style-name="P43"><text:span text:style-name="Source_20_Text"><text:span text:style-name="T11"><text:tab/><text:tab/>}else{</text:span></text:span></text:p>
      <text:p text:style-name="P43"><text:span text:style-name="Source_20_Text"><text:span text:style-name="T11"><text:tab/><text:tab/><text:tab/>System.out.println("wrong rectangle");</text:span></text:span></text:p>
      <text:p text:style-name="P43"><text:span text:style-name="Source_20_Text"><text:span text:style-name="T11"><text:tab/><text:tab/><text:tab/>}</text:span></text:span></text:p>
      <text:p text:style-name="P43"><text:span text:style-name="Source_20_Text"><text:span text:style-name="T11"><text:tab/><text:tab/>}</text:span></text:span></text:p>
      <text:p text:style-name="P43"><text:span text:style-name="Source_20_Text"><text:span text:style-name="T11"><text:tab/></text:span></text:span></text:p>
      <text:p text:style-name="P43"><text:span text:style-name="Source_20_Text"><text:span text:style-name="T11"><text:tab/>}</text:span></text:span></text:p>
      <text:p text:style-name="P43"><text:span text:style-name="Source_20_Text"><text:span text:style-name="T11"/></text:span></text:p>
      <text:p text:style-name="P43"><text:span text:style-name="Source_20_Text"><text:span text:style-name="T11">public class Main{</text:span></text:span></text:p>
      <text:p text:style-name="P43"><text:span text:style-name="Source_20_Text"><text:span text:style-name="T11"><text:tab/>public static void <text:s/>main(String args[]){</text:span></text:span></text:p>
      <text:p text:style-name="P43"><text:span text:style-name="Source_20_Text"><text:span text:style-name="T11"><text:tab/>Rectangle r1 = new Rectangle();</text:span></text:span></text:p>
      <text:p text:style-name="P43"><text:soft-page-break/><text:span text:style-name="Source_20_Text"><text:span text:style-name="T11"><text:tab/>Scanner input = new Scanner(System.in);</text:span></text:span></text:p>
      <text:p text:style-name="P43"><text:span text:style-name="Source_20_Text"><text:span text:style-name="T11"><text:tab/></text:span></text:span></text:p>
      <text:p text:style-name="P43"><text:span text:style-name="Source_20_Text"><text:span text:style-name="T11"><text:tab/>System.out.print("Rectangle width :");</text:span></text:span></text:p>
      <text:p text:style-name="P43"><text:span text:style-name="Source_20_Text"><text:span text:style-name="T11"><text:tab/>int w = input.nextInt();</text:span></text:span></text:p>
      <text:p text:style-name="P43"><text:span text:style-name="Source_20_Text"><text:span text:style-name="T11"><text:tab/></text:span></text:span></text:p>
      <text:p text:style-name="P43"><text:span text:style-name="Source_20_Text"><text:span text:style-name="T11"><text:tab/>System.out.print("Rectangle length :");</text:span></text:span></text:p>
      <text:p text:style-name="P43"><text:span text:style-name="Source_20_Text"><text:span text:style-name="T11"><text:tab/>int l = input.nextInt();</text:span></text:span></text:p>
      <text:p text:style-name="P43"><text:span text:style-name="Source_20_Text"><text:span text:style-name="T11"><text:tab/></text:span></text:span></text:p>
      <text:p text:style-name="P43"><text:span text:style-name="Source_20_Text"><text:span text:style-name="T11"><text:tab/>r1.Perimeter(w,l);</text:span></text:span></text:p>
      <text:p text:style-name="P43"><text:span text:style-name="Source_20_Text"><text:span text:style-name="T11"><text:tab/>r1.Area(w,l);</text:span></text:span></text:p>
      <text:p text:style-name="P43"><text:span text:style-name="Source_20_Text"><text:span text:style-name="T11"><text:tab/></text:span></text:span></text:p>
      <text:p text:style-name="P43"><text:span text:style-name="Source_20_Text"><text:span text:style-name="T11"><text:tab/>}}<text:tab/></text:span></text:span></text:p>
      <text:p text:style-name="P40"><text:span text:style-name="Source_20_Text"><text:span text:style-name="T7"/></text:span></text:p>
      <text:p text:style-name="P17">31.<text:tab/>A. Compile Error at line 1 </text:p>
      <text:p text:style-name="P17"><text:tab/>C. Compile Error at line 3</text:p>
      <text:p text:style-name="P17"/>
      <text:p text:style-name="P19">32.<text:tab/>E. 1 200 10 200 200 200</text:p>
      <text:p text:style-name="P19"/>
      <text:p text:style-name="P20">33.<text:tab/>line 5</text:p>
      <text:p text:style-name="P20"><text:tab/>line 8</text:p>
      <text:p text:style-name="P20"/>
      <text:p text:style-name="P45"><text:span text:style-name="T12">34.<text:tab/></text:span><text:span text:style-name="Strong_20_Emphasis">Instance Variables:</text:span></text:p>
      <text:list xml:id="list3043836243" text:style-name="L1">
        <text:list-item>
          <text:p text:style-name="P52">These are variables that belong to a specific instance (or object) of a class.</text:p>
        </text:list-item>
        <text:list-item>
          <text:p text:style-name="P52">Each instance of the class has its own copy of instance variables.</text:p>
        </text:list-item>
        <text:list-item>
          <text:p text:style-name="P52">They define the properties or attributes of an object and can have different values for each instance of the class.</text:p>
        </text:list-item>
        <text:list-item>
          <text:p text:style-name="P51">Instance variables are declared within a class but outside of any method or constructor in the class.</text:p>
        </text:list-item>
      </text:list>
      <text:p text:style-name="P44"><text:span text:style-name="Source_20_Text"/></text:p>
      <text:list xml:id="list3231559562" text:style-name="L2">
        <text:list-item>
          <text:p text:style-name="P53"><text:span text:style-name="Strong_20_Emphasis">Static Variables:</text:span></text:p>
        </text:list-item>
      </text:list>
      <text:list xml:id="list2470370929" text:style-name="L3">
        <text:list-item>
          <text:p text:style-name="P55">These are variables that belong to the class itself, rather than to any specific instance of the class.</text:p>
        </text:list-item>
        <text:list-item>
          <text:p text:style-name="P55">There is only one copy of a static variable regardless of how many instances (objects) of the class are created.</text:p>
        </text:list-item>
        <text:list-item>
          <text:p text:style-name="P55">They are shared among all instances of the class.</text:p>
        </text:list-item>
        <text:list-item>
          <text:p text:style-name="P54">Static variables are declared with the <text:span text:style-name="Source_20_Text">static</text:span> keyword within a class, usually outside of any method.</text:p>
        </text:list-item>
      </text:list>
      <text:p text:style-name="Text_20_body"/>
      <text:p text:style-name="P21">35.<text:tab/>A. Compile Error at line 1</text:p>
      <text:p text:style-name="P21"><text:tab/>D. Compile Error at line 4</text:p>
      <text:p text:style-name="P18"><text:soft-page-break/><text:tab/>F. Compile Error at line 6</text:p>
      <text:p text:style-name="P21"><text:tab/>I. Compile Error at line 9</text:p>
      <text:p text:style-name="P21"/>
      <text:p text:style-name="P22">36.<text:tab/>class Date {</text:p>
      <text:p text:style-name="P22"><text:s text:c="4"/>private int year;</text:p>
      <text:p text:style-name="P22"><text:s text:c="4"/>private int month;</text:p>
      <text:p text:style-name="P22"><text:s text:c="4"/>private int day;</text:p>
      <text:p text:style-name="P22"/>
      <text:p text:style-name="P22"><text:s text:c="4"/>public static final int YEAR = 1;</text:p>
      <text:p text:style-name="P22"><text:s text:c="4"/>public static final int MONTH = 2;</text:p>
      <text:p text:style-name="P22"><text:s text:c="4"/>public static final int DAY = 3;</text:p>
      <text:p text:style-name="P22"/>
      <text:p text:style-name="P22"><text:s text:c="4"/>public void set(int field, int value) {</text:p>
      <text:p text:style-name="P22"><text:s text:c="8"/>switch (field) {</text:p>
      <text:p text:style-name="P22"><text:s text:c="12"/>case YEAR:</text:p>
      <text:p text:style-name="P22"><text:s text:c="16"/>this.year = value;</text:p>
      <text:p text:style-name="P22"><text:s text:c="16"/>break;</text:p>
      <text:p text:style-name="P22"><text:s text:c="12"/>case MONTH:</text:p>
      <text:p text:style-name="P22"><text:s text:c="16"/>this.month = value;</text:p>
      <text:p text:style-name="P22"><text:s text:c="16"/>break;</text:p>
      <text:p text:style-name="P22"><text:s text:c="12"/>case DAY:</text:p>
      <text:p text:style-name="P22"><text:s text:c="16"/>this.day = value;</text:p>
      <text:p text:style-name="P22"><text:s text:c="16"/>break;</text:p>
      <text:p text:style-name="P22"><text:s text:c="12"/>default:</text:p>
      <text:p text:style-name="P22"><text:s text:c="16"/>System.out.println("Invalid field");</text:p>
      <text:p text:style-name="P22"><text:s text:c="8"/>}</text:p>
      <text:p text:style-name="P22"><text:s text:c="4"/>}</text:p>
      <text:p text:style-name="P22"/>
      <text:p text:style-name="P22"><text:soft-page-break/><text:s text:c="4"/>public void printDate() {</text:p>
      <text:p text:style-name="P22"><text:s text:c="8"/>System.out.println(year + "-" + month + "-" + day);</text:p>
      <text:p text:style-name="P22"><text:s text:c="4"/>}</text:p>
      <text:p text:style-name="P22">}</text:p>
      <text:p text:style-name="P22"/>
      <text:p text:style-name="P22">class Main {</text:p>
      <text:p text:style-name="P22"><text:s text:c="4"/>public static void main(String args[]) {</text:p>
      <text:p text:style-name="P22"><text:s text:c="8"/>Date d1 = new Date();</text:p>
      <text:p text:style-name="P22"><text:s text:c="8"/>d1.set(Date.YEAR, 2016);</text:p>
      <text:p text:style-name="P22"><text:s text:c="8"/>d1.set(Date.MONTH, 5);</text:p>
      <text:p text:style-name="P22"><text:s text:c="8"/>d1.set(Date.DAY, 30);</text:p>
      <text:p text:style-name="P22"><text:s text:c="8"/>d1.printDate(); // Output: 2016-5-30</text:p>
      <text:p text:style-name="P22"><text:s text:c="4"/>}</text:p>
      <text:p text:style-name="P22">}</text:p>
      <text:p text:style-name="P22"/>
      <text:p text:style-name="P23">37.<text:tab/>A. Prints: [a,0],[b,1],1,0,0,2</text:p>
      <text:p text:style-name="P23"/>
      <text:p text:style-name="P24">38.<text:tab/>C. Prints: 1,2,3,4,5,3</text:p>
      <text:p text:style-name="P24"/>
      <text:p text:style-name="P46"><text:span text:style-name="T13">39.<text:tab/></text:span><text:span text:style-name="Strong_20_Emphasis">Instance Methods:</text:span></text:p>
      <text:list xml:id="list2384450163" text:style-name="L4">
        <text:list-item>
          <text:p text:style-name="P57"><text:span text:style-name="Strong_20_Emphasis">Context:</text:span> Instance methods are associated with objects (instances) of a class. They operate on instance variables and can access and modify the state of the object.</text:p>
        </text:list-item>
        <text:list-item>
          <text:p text:style-name="P57"><text:span text:style-name="Strong_20_Emphasis">Access:</text:span> They are accessed via object instances and implicitly take the instance (<text:span text:style-name="Source_20_Text">self</text:span> in Python, <text:span text:style-name="Source_20_Text">this</text:span> in Java) as the first parameter. This parameter represents the instance itself and allows access to its attributes and methods.</text:p>
          <text:p text:style-name="P56"><text:span text:style-name="Strong_20_Emphasis"/></text:p>
        </text:list-item>
      </text:list>
      <text:p text:style-name="Preformatted_20_Text"><text:span text:style-name="Source_20_Text"/></text:p>
      <text:list xml:id="list332568652" text:style-name="L5">
        <text:list-item>
          <text:p text:style-name="P58"><text:span text:style-name="Strong_20_Emphasis">Static Methods:</text:span></text:p>
        </text:list-item>
      </text:list>
      <text:list xml:id="list2499547204" text:style-name="L6">
        <text:list-item>
          <text:p text:style-name="P60"><text:span text:style-name="Strong_20_Emphasis">Context:</text:span> Static methods are not bound to any specific instance of the class. They don’t have access to instance variables or instance methods.</text:p>
        </text:list-item>
        <text:list-item>
          <text:p text:style-name="P59"><text:soft-page-break/><text:span text:style-name="Strong_20_Emphasis">Access:</text:span> They are accessed via the class itself, not through instances. They do not require a reference to an instance (<text:span text:style-name="Source_20_Text">self</text:span> or <text:span text:style-name="Source_20_Text">this</text:span>) to be passed as the first parameter.</text:p>
        </text:list-item>
      </text:list>
      <text:p text:style-name="P25"><text:tab/></text:p>
      <text:p text:style-name="P26">40.<text:tab/>class Cylinder {</text:p>
      <text:p text:style-name="P26"><text:s text:c="4"/>private double length;</text:p>
      <text:p text:style-name="P26"><text:s text:c="4"/>private double radius;</text:p>
      <text:p text:style-name="P26"/>
      <text:p text:style-name="P26"><text:s text:c="3"/></text:p>
      <text:p text:style-name="P26"><text:s text:c="4"/>public Cylinder() {</text:p>
      <text:p text:style-name="P26"><text:s text:c="8"/>this.length = 0.0;</text:p>
      <text:p text:style-name="P26"><text:s text:c="8"/>this.radius = 0.0;</text:p>
      <text:p text:style-name="P26"><text:s text:c="4"/>}</text:p>
      <text:p text:style-name="P26"/>
      <text:p text:style-name="P26"><text:s text:c="4"/>public Cylinder(double length, double radius) {</text:p>
      <text:p text:style-name="P26"><text:s text:c="8"/>this.length = length;</text:p>
      <text:p text:style-name="P26"><text:s text:c="8"/>this.radius = radius;</text:p>
      <text:p text:style-name="P26"><text:s text:c="4"/>}</text:p>
      <text:p text:style-name="P26"/>
      <text:p text:style-name="P26"><text:s text:c="4"/>public double getLength() {</text:p>
      <text:p text:style-name="P26"><text:s text:c="8"/>return length;</text:p>
      <text:p text:style-name="P26"><text:s text:c="4"/>}</text:p>
      <text:p text:style-name="P26"/>
      <text:p text:style-name="P26"><text:s text:c="4"/>public void setLength(double length) {</text:p>
      <text:p text:style-name="P26"><text:s text:c="8"/>this.length = length;</text:p>
      <text:p text:style-name="P26"><text:s text:c="4"/>}</text:p>
      <text:p text:style-name="P26"/>
      <text:p text:style-name="P26"><text:s text:c="4"/>public double getRadius() {</text:p>
      <text:p text:style-name="P26"><text:s text:c="8"/>return radius;</text:p>
      <text:p text:style-name="P26"><text:soft-page-break/><text:s text:c="4"/>}</text:p>
      <text:p text:style-name="P26"/>
      <text:p text:style-name="P26"><text:s text:c="4"/>public void setRadius(double radius) {</text:p>
      <text:p text:style-name="P26"><text:s text:c="8"/>this.radius = radius;</text:p>
      <text:p text:style-name="P26"><text:s text:c="4"/>}</text:p>
      <text:p text:style-name="P26"/>
      <text:p text:style-name="P26"><text:s text:c="4"/>public double calculateVolume() {</text:p>
      <text:p text:style-name="P26"><text:s text:c="8"/>return 3.14* radius * radius * length;</text:p>
      <text:p text:style-name="P26"><text:s text:c="4"/>}</text:p>
      <text:p text:style-name="P26"/>
      <text:p text:style-name="P26"><text:s text:c="4"/>public double calculateSurfaceArea() {</text:p>
      <text:p text:style-name="P26"><text:s text:c="8"/>return (2 * 3.14 * radius * length) + (2 * 3.14 * radius * radius);</text:p>
      <text:p text:style-name="P26"><text:s text:c="4"/>}</text:p>
      <text:p text:style-name="P26">}</text:p>
      <text:p text:style-name="P26">public class Main {</text:p>
      <text:p text:style-name="P26"><text:s text:c="4"/>public static void main(String[] args) {</text:p>
      <text:p text:style-name="P26"><text:s text:c="8"/>Cylinder cylinder1 = new Cylinder();</text:p>
      <text:p text:style-name="P26"><text:s text:c="8"/>cylinder1.setLength(5.0);</text:p>
      <text:p text:style-name="P26"><text:s text:c="8"/>cylinder1.setRadius(2.0);</text:p>
      <text:p text:style-name="P26"/>
      <text:p text:style-name="P26"><text:s text:c="8"/>double volume1 = cylinder1.calculateVolume();</text:p>
      <text:p text:style-name="P26"><text:s text:c="8"/>double area1 = cylinder1.calculateSurfaceArea();</text:p>
      <text:p text:style-name="P26"/>
      <text:p text:style-name="P26"><text:s text:c="8"/>System.out.println("Cylinder 1:");</text:p>
      <text:p text:style-name="P26"><text:s text:c="8"/>System.out.println("Volume: " + volume1);</text:p>
      <text:p text:style-name="P26"><text:s text:c="8"/>System.out.println("Surface Area: " + area1);</text:p>
      <text:p text:style-name="P26"/>
      <text:p text:style-name="P26"><text:s text:c="8"/>Cylinder cylinder2 = new Cylinder(8.0, 3.5);</text:p>
      <text:p text:style-name="P26"><text:soft-page-break/></text:p>
      <text:p text:style-name="P26"><text:s text:c="8"/>double volume2 = cylinder2.calculateVolume();</text:p>
      <text:p text:style-name="P26"><text:s text:c="8"/>double area2 = cylinder2.calculateSurfaceArea();</text:p>
      <text:p text:style-name="P26"/>
      <text:p text:style-name="P26"><text:s text:c="8"/>System.out.println("\nCylinder 2:");</text:p>
      <text:p text:style-name="P26"><text:s text:c="8"/>System.out.println("Volume: " + volume2);</text:p>
      <text:p text:style-name="P26"><text:s text:c="8"/>System.out.println("Surface Area: " + area2);</text:p>
      <text:p text:style-name="P26"><text:s text:c="4"/>}</text:p>
      <text:p text:style-name="P26">}</text:p>
      <text:p text:style-name="P26"/>
      <text:p text:style-name="P27">41.<text:tab/>Box is loaded into memory</text:p>
      <text:p text:style-name="P27"/>
      <text:p text:style-name="P27">42.<text:tab/>A box object is created..</text:p>
      <text:p text:style-name="P27"><text:tab/>A box object is created..</text:p>
      <text:p text:style-name="P27"/>
      <text:p text:style-name="P27">43.<text:tab/>Box is loaded into memory</text:p>
      <text:p text:style-name="P27"><text:tab/>A box object is created..</text:p>
      <text:p text:style-name="P27"><text:tab/>A box object is created..</text:p>
      <text:p text:style-name="P27"><text:tab/>A box object is created..</text:p>
      <text:p text:style-name="P27"/>
      <text:p text:style-name="P27">44.<text:tab/><text:span text:style-name="T21">a.<text:tab/>1 2 3</text:span></text:p>
      <text:p text:style-name="P28"><text:tab/>b.<text:tab/>1 2 3 2 3 </text:p>
      <text:p text:style-name="P28"><text:tab/>c.<text:tab/>1 4</text:p>
      <text:p text:style-name="P28"><text:tab/>d.<text:tab/>compile error.</text:p>
      <text:p text:style-name="P28"><text:tab/>e.<text:tab/>1 4</text:p>
      <text:p text:style-name="P28"><text:tab/>f.<text:tab/>blank</text:p>
      <text:p text:style-name="P28"/>
      <text:p text:style-name="P47"><text:soft-page-break/><text:span text:style-name="T14">45.<text:tab/></text:span><text:span text:style-name="T1">Line 3: </text:span><text:span text:style-name="Source_20_Text"><text:span text:style-name="T1">Cannot use this in a static context</text:span></text:span></text:p>
      <text:list xml:id="list722678320" text:style-name="L7">
        <text:list-header>
          <text:p text:style-name="P61"><text:span text:style-name="T1">Line 4: </text:span><text:span text:style-name="Source_20_Text"><text:span text:style-name="T1">Cannot use this in a static context</text:span></text:span></text:p>
        </text:list-header>
      </text:list>
      <text:p text:style-name="P47"><text:span text:style-name="Source_20_Text"><text:span text:style-name="T14"/></text:span></text:p>
      <text:p text:style-name="P47"><text:span text:style-name="Source_20_Text"><text:span text:style-name="T14">46.<text:tab/>Constructor Overloading:</text:span></text:span></text:p>
      <text:p text:style-name="P47"><text:span text:style-name="Source_20_Text"><text:span text:style-name="T14"><text:tab/>public class Rectangle {</text:span></text:span></text:p>
      <text:p text:style-name="P47"><text:span text:style-name="Source_20_Text"><text:span text:style-name="T14"><text:s text:c="4"/>private int length;</text:span></text:span></text:p>
      <text:p text:style-name="P47"><text:span text:style-name="Source_20_Text"><text:span text:style-name="T14"><text:s text:c="4"/>private int width;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4"><text:s text:c="4"/>// Default constructor</text:span></text:span></text:p>
      <text:p text:style-name="P47"><text:span text:style-name="Source_20_Text"><text:span text:style-name="T14"><text:s text:c="4"/>public Rectangle() {</text:span></text:span></text:p>
      <text:p text:style-name="P47"><text:span text:style-name="Source_20_Text"><text:span text:style-name="T14"><text:s text:c="8"/>length = 0;</text:span></text:span></text:p>
      <text:p text:style-name="P47"><text:span text:style-name="Source_20_Text"><text:span text:style-name="T14"><text:s text:c="8"/>width = 0;</text:span></text:span></text:p>
      <text:p text:style-name="P47"><text:span text:style-name="Source_20_Text"><text:span text:style-name="T14"><text:s text:c="4"/>}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4"><text:s text:c="4"/>public Rectangle(int length, int width) {</text:span></text:span></text:p>
      <text:p text:style-name="P47"><text:span text:style-name="Source_20_Text"><text:span text:style-name="T14"><text:s text:c="8"/>this.length = length;</text:span></text:span></text:p>
      <text:p text:style-name="P47"><text:span text:style-name="Source_20_Text"><text:span text:style-name="T14"><text:s text:c="8"/>this.width = width;</text:span></text:span></text:p>
      <text:p text:style-name="P47"><text:span text:style-name="Source_20_Text"><text:span text:style-name="T14"><text:s text:c="4"/>}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4"><text:s text:c="4"/>public Rectangle(int side) {</text:span></text:span></text:p>
      <text:p text:style-name="P47"><text:span text:style-name="Source_20_Text"><text:span text:style-name="T14"><text:s text:c="8"/>this.length = side;</text:span></text:span></text:p>
      <text:p text:style-name="P47"><text:span text:style-name="Source_20_Text"><text:span text:style-name="T14"><text:s text:c="8"/>this.width = side;</text:span></text:span></text:p>
      <text:p text:style-name="P47"><text:span text:style-name="Source_20_Text"><text:span text:style-name="T14"><text:s text:c="4"/>}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4">}</text:span></text:span></text:p>
      <text:p text:style-name="P47"><text:span text:style-name="Source_20_Text"><text:span text:style-name="T14"><text:tab/><text:tab/><text:tab/>Method Overloading: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4">public class Calculator {</text:span></text:span></text:p>
      <text:p text:style-name="P47"><text:soft-page-break/><text:span text:style-name="Source_20_Text"><text:span text:style-name="T14"><text:s text:c="4"/></text:span></text:span></text:p>
      <text:p text:style-name="P47"><text:span text:style-name="Source_20_Text"><text:span text:style-name="T14"><text:s text:c="4"/>public int add(int a, int b) {</text:span></text:span></text:p>
      <text:p text:style-name="P47"><text:span text:style-name="Source_20_Text"><text:span text:style-name="T14"><text:s text:c="8"/>return a + b;</text:span></text:span></text:p>
      <text:p text:style-name="P47"><text:span text:style-name="Source_20_Text"><text:span text:style-name="T14"><text:s text:c="4"/>}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4"><text:s text:c="4"/></text:span></text:span></text:p>
      <text:p text:style-name="P47"><text:span text:style-name="Source_20_Text"><text:span text:style-name="T14"><text:s text:c="4"/>public int add(int a, int b, int c) {</text:span></text:span></text:p>
      <text:p text:style-name="P47"><text:span text:style-name="Source_20_Text"><text:span text:style-name="T14"><text:s text:c="8"/>return a + b + c;</text:span></text:span></text:p>
      <text:p text:style-name="P47"><text:span text:style-name="Source_20_Text"><text:span text:style-name="T14"><text:s text:c="4"/>}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4"><text:s text:c="4"/></text:span></text:span></text:p>
      <text:p text:style-name="P47"><text:span text:style-name="Source_20_Text"><text:span text:style-name="T14"><text:s text:c="4"/>public double add(double a, double b) {</text:span></text:span></text:p>
      <text:p text:style-name="P47"><text:span text:style-name="Source_20_Text"><text:span text:style-name="T14"><text:s text:c="8"/>return a + b;</text:span></text:span></text:p>
      <text:p text:style-name="P47"><text:span text:style-name="Source_20_Text"><text:span text:style-name="T14"><text:s text:c="4"/>}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4"><text:s text:c="4"/></text:span></text:span></text:p>
      <text:p text:style-name="P47"><text:span text:style-name="Source_20_Text"><text:span text:style-name="T14">}</text:span></text:span></text:p>
      <text:p text:style-name="P28"/>
      <text:p text:style-name="P28"><text:tab/><text:tab/></text:p>
      <text:p text:style-name="P29">47.<text:tab/><text:span text:style-name="T22">a,b,c,d,e,f,h</text:span></text:p>
      <text:p text:style-name="P29"/>
      <text:p text:style-name="P30">48.<text:tab/><text:span text:style-name="T23">a,b,c,e,f,g</text:span></text:p>
      <text:p text:style-name="P30"/>
      <text:p text:style-name="P31">49.<text:tab/>C. (5, 3) (3, 5) (5, 3)</text:p>
      <text:p text:style-name="P31"/>
      <text:p text:style-name="P48"><text:span text:style-name="T15">50.<text:tab/><text:tab/><text:tab/></text:span>Example of Method Call by Value in Java:</text:p>
      <text:p text:style-name="P32"/>
      <text:p text:style-name="P32">public class Example {</text:p>
      <text:p text:style-name="P32"><text:soft-page-break/><text:s text:c="4"/>public static void main(String[] args) {</text:p>
      <text:p text:style-name="P32"><text:s text:c="8"/>int number = 10;</text:p>
      <text:p text:style-name="P32"><text:s text:c="8"/>System.out.println("Before method call: " + number);</text:p>
      <text:p text:style-name="P32"><text:s text:c="8"/>modifyValue(number);</text:p>
      <text:p text:style-name="P32"><text:s text:c="8"/>System.out.println("After method call: " + number);</text:p>
      <text:p text:style-name="P32"><text:s text:c="4"/>}</text:p>
      <text:p text:style-name="P32"/>
      <text:p text:style-name="P32"><text:s text:c="4"/>public static void modifyValue(int value) {</text:p>
      <text:p text:style-name="P32"><text:s text:c="8"/>value = 20; // Changes made here won't affect the original 'number'</text:p>
      <text:p text:style-name="P32"><text:s text:c="8"/>System.out.println("Inside method: " + value);</text:p>
      <text:p text:style-name="P32"><text:s text:c="4"/>}</text:p>
      <text:p text:style-name="P32">}</text:p>
      <text:p text:style-name="P33">OUTPUT</text:p>
      <text:p text:style-name="P32">//Before method call: Alice</text:p>
      <text:p text:style-name="P32">//Inside method: Bob</text:p>
      <text:p text:style-name="P32">//After method call: Bob</text:p>
      <text:p text:style-name="P32"/>
      <text:p text:style-name="P32"/>
      <text:p text:style-name="P32"/>
      <text:p text:style-name="P32"/>
      <text:p text:style-name="P48"><text:span text:style-name="T15"><text:tab/><text:tab/></text:span>Example of Method Call by Reference in Java (using Objects):</text:p>
      <text:p text:style-name="P32">class Person {</text:p>
      <text:p text:style-name="P32"><text:s text:c="4"/>String name;</text:p>
      <text:p text:style-name="P32"/>
      <text:p text:style-name="P32"><text:s text:c="4"/>public Person(String name) {</text:p>
      <text:p text:style-name="P32"><text:s text:c="8"/>this.name = name;</text:p>
      <text:p text:style-name="P32"><text:s text:c="4"/>}</text:p>
      <text:p text:style-name="P32">}</text:p>
      <text:p text:style-name="P32"><text:soft-page-break/></text:p>
      <text:p text:style-name="P32">public class Example {</text:p>
      <text:p text:style-name="P32"><text:s text:c="4"/>public static void main(String[] args) {</text:p>
      <text:p text:style-name="P32"><text:s text:c="8"/>Person person = new Person("Alice");</text:p>
      <text:p text:style-name="P32"><text:s text:c="8"/>System.out.println("Before method call: " + person.name);</text:p>
      <text:p text:style-name="P32"><text:s text:c="8"/>modifyReference(person);</text:p>
      <text:p text:style-name="P32"><text:s text:c="8"/>System.out.println("After method call: " + person.name);</text:p>
      <text:p text:style-name="P32"><text:s text:c="4"/>}</text:p>
      <text:p text:style-name="P32"/>
      <text:p text:style-name="P32"><text:s text:c="4"/>public static void modifyReference(Person p) {</text:p>
      <text:p text:style-name="P32"><text:s text:c="8"/>p.name = "Bob"; // Changes made here affect the original 'person' object</text:p>
      <text:p text:style-name="P32"><text:s text:c="8"/>System.out.println("Inside method: " + p.name);</text:p>
      <text:p text:style-name="P32"><text:s text:c="4"/>}</text:p>
      <text:p text:style-name="P32">}</text:p>
      <text:p text:style-name="P32"/>
      <text:p text:style-name="P32">//Before method call: Alice</text:p>
      <text:p text:style-name="P32">//Inside method: Bob</text:p>
      <text:p text:style-name="P32">//After method call: Bob</text:p>
      <text:p text:style-name="P32"/>
      <text:p text:style-name="P32"/>
      <text:p text:style-name="P33">51.<text:tab/><text:span text:style-name="T24">line 3 and 5.</text:span></text:p>
      <text:p text:style-name="P33"/>
      <text:p text:style-name="P34">52.<text:tab/>class Cat{</text:p>
      <text:p text:style-name="P34">private String name;</text:p>
      <text:p text:style-name="P34">Cat(String name){</text:p>
      <text:p text:style-name="P34"><text:tab/>this.name=name;</text:p>
      <text:p text:style-name="P34"><text:tab/>}</text:p>
      <text:p text:style-name="P34">public String getName(){</text:p>
      <text:p text:style-name="P34"><text:soft-page-break/><text:tab/>return name;</text:p>
      <text:p text:style-name="P34"><text:tab/>}</text:p>
      <text:p text:style-name="P34">public void setName(String name){</text:p>
      <text:p text:style-name="P34"><text:tab/>this.name=name;</text:p>
      <text:p text:style-name="P34"><text:tab/>}</text:p>
      <text:p text:style-name="P34">}</text:p>
      <text:p text:style-name="P34">class Main{</text:p>
      <text:p text:style-name="P34">public static void main(String args[]){</text:p>
      <text:p text:style-name="P34">Cat[] cats={new Cat("Aldo"),new Cat("Bear"),new Cat("Toby"),new Cat("Teddy"),new Cat("Henry")};</text:p>
      <text:p text:style-name="P34"><text:s/>System.out.print("[");</text:p>
      <text:p text:style-name="P34">for (int i = 0; i &lt; cats.length; i++)</text:p>
      <text:p text:style-name="P34">{</text:p>
      <text:p text:style-name="P34"><text:tab/>System.out.print(cats[i].getName());</text:p>
      <text:p text:style-name="P34"><text:tab/> if (i &lt; cats.length - 1) {</text:p>
      <text:p text:style-name="P34"><text:s text:c="16"/>System.out.print(", ");</text:p>
      <text:p text:style-name="P34"><text:s text:c="12"/>}</text:p>
      <text:p text:style-name="P34">}</text:p>
      <text:p text:style-name="P34"><text:tab/> System.out.println("]");</text:p>
      <text:p text:style-name="P34">}</text:p>
      <text:p text:style-name="P34">}</text:p>
      <text:p text:style-name="P34"/>
      <text:p text:style-name="P62">53.<text:tab/>public class Employee {</text:p>
      <text:p text:style-name="P62"><text:s text:c="4"/>private String firstName;</text:p>
      <text:p text:style-name="P62"><text:s text:c="4"/>private String lastName;</text:p>
      <text:p text:style-name="P62"><text:s text:c="4"/>private double monthlySalary;</text:p>
      <text:p text:style-name="P62"/>
      <text:p text:style-name="P62"><text:s text:c="4"/>public Employee(String firstName, String lastName, double monthlySalary) {</text:p>
      <text:p text:style-name="P62"><text:soft-page-break/><text:s text:c="8"/>this.firstName = firstName;</text:p>
      <text:p text:style-name="P62"><text:s text:c="8"/>this.lastName = lastName;</text:p>
      <text:p text:style-name="P62"><text:s text:c="8"/>if (monthlySalary &gt; 0) {</text:p>
      <text:p text:style-name="P62"><text:s text:c="12"/>this.monthlySalary = monthlySalary;</text:p>
      <text:p text:style-name="P62"><text:s text:c="8"/>}</text:p>
      <text:p text:style-name="P62"><text:s text:c="4"/>}</text:p>
      <text:p text:style-name="P62"/>
      <text:p text:style-name="P62"><text:s text:c="4"/>public String getFirstName() {</text:p>
      <text:p text:style-name="P62"><text:s text:c="8"/>return firstName;</text:p>
      <text:p text:style-name="P62"><text:s text:c="4"/>}</text:p>
      <text:p text:style-name="P62"/>
      <text:p text:style-name="P62"><text:s text:c="4"/>public void setFirstName(String firstName) {</text:p>
      <text:p text:style-name="P62"><text:s text:c="8"/>this.firstName = firstName;</text:p>
      <text:p text:style-name="P62"><text:s text:c="4"/>}</text:p>
      <text:p text:style-name="P62"/>
      <text:p text:style-name="P62"><text:s text:c="4"/>public String getLastName() {</text:p>
      <text:p text:style-name="P62"><text:s text:c="8"/>return lastName;</text:p>
      <text:p text:style-name="P62"><text:s text:c="4"/>}</text:p>
      <text:p text:style-name="P62"/>
      <text:p text:style-name="P62"><text:s text:c="4"/>public void setLastName(String lastName) {</text:p>
      <text:p text:style-name="P62"><text:s text:c="8"/>this.lastName = lastName;</text:p>
      <text:p text:style-name="P62"><text:s text:c="4"/>}</text:p>
      <text:p text:style-name="P62"/>
      <text:p text:style-name="P62"><text:s text:c="4"/>public double getMonthlySalary() {</text:p>
      <text:p text:style-name="P62"><text:s text:c="8"/>return monthlySalary;</text:p>
      <text:p text:style-name="P62"><text:s text:c="4"/>}</text:p>
      <text:p text:style-name="P62"/>
      <text:p text:style-name="P62"><text:s text:c="4"/>public void setMonthlySalary(double monthlySalary) {</text:p>
      <text:p text:style-name="P62"><text:soft-page-break/><text:s text:c="8"/>if (monthlySalary &gt; 0) {</text:p>
      <text:p text:style-name="P62"><text:s text:c="12"/>this.monthlySalary = monthlySalary;</text:p>
      <text:p text:style-name="P62"><text:s text:c="8"/>}</text:p>
      <text:p text:style-name="P62"><text:s text:c="4"/>}</text:p>
      <text:p text:style-name="P62"/>
      <text:p text:style-name="P62"><text:s text:c="4"/>public double calculateYearlySalary() {</text:p>
      <text:p text:style-name="P62"><text:s text:c="8"/>return monthlySalary * 12;</text:p>
      <text:p text:style-name="P62"><text:s text:c="4"/>}</text:p>
      <text:p text:style-name="P62"/>
      <text:p text:style-name="P62"><text:s text:c="4"/>public void applyRaise() {</text:p>
      <text:p text:style-name="P62"><text:s text:c="8"/>double raise = monthlySalary * 0.10;</text:p>
      <text:p text:style-name="P62"><text:s text:c="8"/>this.monthlySalary += raise;</text:p>
      <text:p text:style-name="P62"><text:s text:c="4"/>}</text:p>
      <text:p text:style-name="P62">}</text:p>
      <text:p text:style-name="P62"/>
      <text:p text:style-name="P62">public class EmployeeTest {</text:p>
      <text:p text:style-name="P62"><text:s text:c="4"/>public static void main(String[] args) {</text:p>
      <text:p text:style-name="P62"><text:s text:c="8"/>Employee emp1 = new Employee("John", "Doe", 5000);</text:p>
      <text:p text:style-name="P62"><text:s text:c="8"/>Employee emp2 = new Employee("Jane", "Smith", 6000);</text:p>
      <text:p text:style-name="P62"/>
      <text:p text:style-name="P62"><text:s text:c="8"/>System.out.println("Yearly salary for " + emp1.getFirstName() + " " + emp1.getLastName() + ": $" + emp1.calculateYearlySalary());</text:p>
      <text:p text:style-name="P62"><text:s text:c="8"/>System.out.println("Yearly salary for " + emp2.getFirstName() + " " + emp2.getLastName() + ": $" + emp2.calculateYearlySalary());</text:p>
      <text:p text:style-name="P62"/>
      <text:p text:style-name="P62"><text:s text:c="8"/>emp1.applyRaise();</text:p>
      <text:p text:style-name="P62"><text:s text:c="8"/>emp2.applyRaise();</text:p>
      <text:p text:style-name="P62"/>
      <text:p text:style-name="P62"><text:soft-page-break/><text:s text:c="8"/>System.out.println("\nAfter 10% raise:");</text:p>
      <text:p text:style-name="P62"><text:s text:c="8"/>System.out.println("Yearly salary for " + emp1.getFirstName() + " " + emp1.getLastName() + ": $" + emp1.calculateYearlySalary());</text:p>
      <text:p text:style-name="P62"><text:s text:c="8"/>System.out.println("Yearly salary for " + emp2.getFirstName() + " " + emp2.getLastName() + ": $" + emp2.calculateYearlySalary());</text:p>
      <text:p text:style-name="P62"><text:s text:c="4"/>}</text:p>
      <text:p text:style-name="P62">}</text:p>
      <text:p text:style-name="P62"/>
      <text:p text:style-name="P63">54.<text:tab/>code : 1001</text:p>
      <text:p text:style-name="P63"><text:tab/>code : 1001</text:p>
      <text:p text:style-name="P63"/>
      <text:p text:style-name="P63">55.<text:tab/>class Date {</text:p>
      <text:p text:style-name="P63"><text:s text:c="4"/>private int year;</text:p>
      <text:p text:style-name="P63"><text:s text:c="4"/>private int month;</text:p>
      <text:p text:style-name="P63"><text:s text:c="4"/>private int day;</text:p>
      <text:p text:style-name="P63"/>
      <text:p text:style-name="P63"><text:s text:c="4"/>public Date() {</text:p>
      <text:p text:style-name="P63"><text:s text:c="4"/>}</text:p>
      <text:p text:style-name="P63"/>
      <text:p text:style-name="P63"><text:s text:c="4"/>public Date(int year, int month, int day) {</text:p>
      <text:p text:style-name="P63"><text:s text:c="8"/>this.year = year;</text:p>
      <text:p text:style-name="P63"><text:s text:c="8"/>this.month = month;</text:p>
      <text:p text:style-name="P63"><text:s text:c="8"/>this.day = day;</text:p>
      <text:p text:style-name="P63"><text:s text:c="4"/>}</text:p>
      <text:p text:style-name="P63"/>
      <text:p text:style-name="P63"><text:s text:c="4"/>public Date(Date otherDate) {</text:p>
      <text:p text:style-name="P63"><text:s text:c="8"/>this.year = otherDate.year;</text:p>
      <text:p text:style-name="P63"><text:s text:c="8"/>this.month = otherDate.month;</text:p>
      <text:p text:style-name="P63"><text:soft-page-break/><text:s text:c="8"/>this.day = otherDate.day;</text:p>
      <text:p text:style-name="P63"><text:s text:c="4"/>}</text:p>
      <text:p text:style-name="P63"/>
      <text:p text:style-name="P63"><text:s text:c="4"/>public void set(int field, int value) {</text:p>
      <text:p text:style-name="P63"><text:s text:c="4"/>}</text:p>
      <text:p text:style-name="P63"/>
      <text:p text:style-name="P63"><text:s text:c="4"/>public void set(Date otherDate) {</text:p>
      <text:p text:style-name="P63"><text:s text:c="8"/>this.year = otherDate.year;</text:p>
      <text:p text:style-name="P63"><text:s text:c="8"/>this.month = otherDate.month;</text:p>
      <text:p text:style-name="P63"><text:s text:c="8"/>this.day = otherDate.day;</text:p>
      <text:p text:style-name="P63"><text:s text:c="4"/>}</text:p>
      <text:p text:style-name="P63"/>
      <text:p text:style-name="P63"><text:s text:c="4"/>public void printDate() {</text:p>
      <text:p text:style-name="P63"><text:s text:c="8"/>System.out.println(year + "-" + month + "-" + day);</text:p>
      <text:p text:style-name="P63"><text:s text:c="4"/>}</text:p>
      <text:p text:style-name="P63"/>
      <text:p text:style-name="P63"><text:s text:c="4"/>public static Date getDateInstance() {</text:p>
      <text:p text:style-name="P63"><text:s text:c="8"/>return new Date(1970, 1, 1); </text:p>
      <text:p text:style-name="P63"><text:s text:c="4"/>}</text:p>
      <text:p text:style-name="P63"/>
      <text:p text:style-name="P63"><text:s text:c="3"/></text:p>
      <text:p text:style-name="P63"><text:s text:c="4"/>public int getYear() {</text:p>
      <text:p text:style-name="P63"><text:s text:c="8"/>return year;</text:p>
      <text:p text:style-name="P63"><text:s text:c="4"/>}</text:p>
      <text:p text:style-name="P63"/>
      <text:p text:style-name="P63"><text:s text:c="4"/>public void setYear(int year) {</text:p>
      <text:p text:style-name="P63"><text:s text:c="8"/>this.year = year;</text:p>
      <text:p text:style-name="P63"><text:s text:c="4"/>}</text:p>
      <text:p text:style-name="P63"><text:soft-page-break/></text:p>
      <text:p text:style-name="P63"><text:s text:c="2"/></text:p>
      <text:p text:style-name="P63">}</text:p>
      <text:p text:style-name="P63"/>
      <text:p text:style-name="P63">public class DemoDate {</text:p>
      <text:p text:style-name="P63"><text:s text:c="4"/>public static void main(String args[]) {</text:p>
      <text:p text:style-name="P63"><text:s text:c="8"/>Date d1 = new Date();</text:p>
      <text:p text:style-name="P63"><text:s text:c="8"/>d1.set(Date.YEAR, 2016);</text:p>
      <text:p text:style-name="P63"><text:s text:c="8"/>d1.set(Date.MONTH, 5);</text:p>
      <text:p text:style-name="P63"><text:s text:c="8"/>d1.set(Date.DAY, 30);</text:p>
      <text:p text:style-name="P63"><text:s text:c="8"/>d1.printDate(); //2016-5-30</text:p>
      <text:p text:style-name="P63"><text:s text:c="8"/></text:p>
      <text:p text:style-name="P63"><text:s text:c="8"/>Date d2 = new Date(2016, 1, 31);</text:p>
      <text:p text:style-name="P63"><text:s text:c="8"/>d2.printDate(); //2016-1-31</text:p>
      <text:p text:style-name="P63"><text:s text:c="8"/></text:p>
      <text:p text:style-name="P63"><text:s text:c="8"/>Date d3 = new Date(d2);</text:p>
      <text:p text:style-name="P63"><text:s text:c="8"/>d3.printDate(); //2016-1-31</text:p>
      <text:p text:style-name="P63"><text:s text:c="8"/></text:p>
      <text:p text:style-name="P63"><text:s text:c="8"/>Date d4 = new Date();</text:p>
      <text:p text:style-name="P63"><text:s text:c="8"/>d4.set(d1);</text:p>
      <text:p text:style-name="P63"><text:s text:c="8"/>d4.printDate();</text:p>
      <text:p text:style-name="P63"><text:s text:c="8"/></text:p>
      <text:p text:style-name="P63"><text:s text:c="8"/>Date d5 = Date.getDateInstance();</text:p>
      <text:p text:style-name="P63"><text:s text:c="8"/>d5.printDate(); //1970-1-1</text:p>
      <text:p text:style-name="P63"><text:s text:c="4"/>}</text:p>
      <text:p text:style-name="P63">}</text:p>
      <text:p text:style-name="P63"/>
      <text:p text:style-name="P63">56.<text:tab/>C. 10,0,20</text:p>
      <text:p text:style-name="P63"><text:soft-page-break/></text:p>
      <text:p text:style-name="P63"/>
      <text:p text:style-name="P63">57.<text:tab/> class Invoice {</text:p>
      <text:p text:style-name="P63"><text:s text:c="4"/>private String partNumber;</text:p>
      <text:p text:style-name="P63"><text:s text:c="4"/>private String partDescription;</text:p>
      <text:p text:style-name="P63"><text:s text:c="4"/>private int quantity;</text:p>
      <text:p text:style-name="P63"><text:s text:c="4"/>private double pricePerItem;</text:p>
      <text:p text:style-name="P63"><text:s text:c="4"/>public Invoice(String partNumber, String partDescription, int quantity, double pricePerItem) {</text:p>
      <text:p text:style-name="P63"><text:s text:c="8"/>this.partNumber = partNumber;</text:p>
      <text:p text:style-name="P63"><text:s text:c="8"/>this.partDescription = partDescription;</text:p>
      <text:p text:style-name="P63"><text:s text:c="8"/>if (quantity &gt; 0) {</text:p>
      <text:p text:style-name="P63"><text:s text:c="12"/>this.quantity = quantity;</text:p>
      <text:p text:style-name="P63"><text:s text:c="8"/>} else {</text:p>
      <text:p text:style-name="P63"><text:s text:c="12"/>this.quantity = 0;</text:p>
      <text:p text:style-name="P63"><text:s text:c="8"/>}</text:p>
      <text:p text:style-name="P63"><text:s text:c="8"/>if (pricePerItem &gt; 0.0) {</text:p>
      <text:p text:style-name="P63"><text:s text:c="12"/>this.pricePerItem = pricePerItem;</text:p>
      <text:p text:style-name="P63"><text:s text:c="8"/>} else {</text:p>
      <text:p text:style-name="P63"><text:s text:c="12"/>this.pricePerItem = 0.0;</text:p>
      <text:p text:style-name="P63"><text:s text:c="8"/>}</text:p>
      <text:p text:style-name="P63"><text:s text:c="4"/>}</text:p>
      <text:p text:style-name="P63"/>
      <text:p text:style-name="P63"><text:s text:c="4"/>public String getPartNumber() {</text:p>
      <text:p text:style-name="P63"><text:s text:c="8"/>return partNumber;</text:p>
      <text:p text:style-name="P63"><text:s text:c="4"/>}</text:p>
      <text:p text:style-name="P63"/>
      <text:p text:style-name="P63"><text:s text:c="4"/>public void setPartNumber(String partNumber) {</text:p>
      <text:p text:style-name="P63"><text:soft-page-break/><text:s text:c="8"/>this.partNumber = partNumber;</text:p>
      <text:p text:style-name="P63"><text:s text:c="4"/>}</text:p>
      <text:p text:style-name="P63"/>
      <text:p text:style-name="P63"><text:s text:c="4"/>public String getPartDescription() {</text:p>
      <text:p text:style-name="P63"><text:s text:c="8"/>return partDescription;</text:p>
      <text:p text:style-name="P63"><text:s text:c="4"/>}</text:p>
      <text:p text:style-name="P63"/>
      <text:p text:style-name="P63"><text:s text:c="4"/>public void setPartDescription(String partDescription) {</text:p>
      <text:p text:style-name="P63"><text:s text:c="8"/>this.partDescription = partDescription;</text:p>
      <text:p text:style-name="P63"><text:s text:c="4"/>}</text:p>
      <text:p text:style-name="P63"/>
      <text:p text:style-name="P63"><text:s text:c="4"/>public int getQuantity() {</text:p>
      <text:p text:style-name="P63"><text:s text:c="8"/>return quantity;</text:p>
      <text:p text:style-name="P63"><text:s text:c="4"/>}</text:p>
      <text:p text:style-name="P63"/>
      <text:p text:style-name="P63"><text:s text:c="4"/>public void setQuantity(int quantity) {</text:p>
      <text:p text:style-name="P63"><text:s text:c="8"/>if (quantity &gt; 0) {</text:p>
      <text:p text:style-name="P63"><text:s text:c="12"/>this.quantity = quantity;</text:p>
      <text:p text:style-name="P63"><text:s text:c="8"/>} else {</text:p>
      <text:p text:style-name="P63"><text:s text:c="12"/>this.quantity = 0;</text:p>
      <text:p text:style-name="P63"><text:s text:c="8"/>}</text:p>
      <text:p text:style-name="P63"><text:s text:c="4"/>}</text:p>
      <text:p text:style-name="P63"/>
      <text:p text:style-name="P63"><text:s text:c="4"/>public double getPricePerItem() {</text:p>
      <text:p text:style-name="P63"><text:s text:c="8"/>return pricePerItem;</text:p>
      <text:p text:style-name="P63"><text:s text:c="4"/>}</text:p>
      <text:p text:style-name="P63"/>
      <text:p text:style-name="P63"><text:s text:c="4"/>public void setPricePerItem(double pricePerItem) {</text:p>
      <text:p text:style-name="P63"><text:soft-page-break/><text:s text:c="8"/>if (pricePerItem &gt; 0.0) {</text:p>
      <text:p text:style-name="P63"><text:s text:c="12"/>this.pricePerItem = pricePerItem;</text:p>
      <text:p text:style-name="P63"><text:s text:c="8"/>} else {</text:p>
      <text:p text:style-name="P63"><text:s text:c="12"/>this.pricePerItem = 0.0;</text:p>
      <text:p text:style-name="P63"><text:s text:c="8"/>}</text:p>
      <text:p text:style-name="P63"><text:s text:c="4"/>}</text:p>
      <text:p text:style-name="P63"/>
      <text:p text:style-name="P63"><text:s text:c="4"/>public double getInvoiceAmount() {</text:p>
      <text:p text:style-name="P63"><text:s text:c="8"/>return quantity * pricePerItem;</text:p>
      <text:p text:style-name="P63"><text:s text:c="4"/>}</text:p>
      <text:p text:style-name="P63">}</text:p>
      <text:p text:style-name="P63"/>
      <text:p text:style-name="P63">public class Main {</text:p>
      <text:p text:style-name="P63"><text:s text:c="4"/>public static void main(String[] args) {</text:p>
      <text:p text:style-name="P63"><text:s text:c="8"/>Invoice invoice = new Invoice("A001", "Hammer", 5, 12.50);</text:p>
      <text:p text:style-name="P63"/>
      <text:p text:style-name="P63"><text:s text:c="8"/>System.out.println("Part Number: " + invoice.getPartNumber());</text:p>
      <text:p text:style-name="P63"><text:s text:c="8"/>System.out.println("Part Description: " + invoice.getPartDescription());</text:p>
      <text:p text:style-name="P63"><text:s text:c="8"/>System.out.println("Quantity: " + invoice.getQuantity());</text:p>
      <text:p text:style-name="P63"><text:s text:c="8"/>System.out.println("Price per Item: $" + invoice.getPricePerItem());</text:p>
      <text:p text:style-name="P63"><text:s text:c="8"/>System.out.println("Invoice Amount: $" + invoice.getInvoiceAmount());</text:p>
      <text:p text:style-name="P63"/>
      <text:p text:style-name="P63"><text:s text:c="8"/>invoice.setQuantity(-3);</text:p>
      <text:p text:style-name="P63"><text:s text:c="8"/>invoice.setPricePerItem(-7.0);</text:p>
      <text:p text:style-name="P63"/>
      <text:p text:style-name="P63"><text:s text:c="8"/>System.out.println("\nUpdated Quantity: " + invoice.getQuantity());</text:p>
      <text:p text:style-name="P63"><text:s text:c="8"/>System.out.println("Updated Price per Item: $" + invoice.getPricePerItem());</text:p>
      <text:p text:style-name="P63"><text:s text:c="8"/>System.out.println("Updated Invoice Amount: $" + invoice.getInvoiceAmount());</text:p>
      <text:p text:style-name="P63"><text:soft-page-break/><text:s text:c="4"/>}</text:p>
      <text:p text:style-name="P63">}</text:p>
      <text:p text:style-name="P63"/>
      <text:p text:style-name="P64">58.<text:tab/>class Box {</text:p>
      <text:p text:style-name="P64"><text:s text:c="4"/>private int length;</text:p>
      <text:p text:style-name="P64"><text:s text:c="4"/>private int width;</text:p>
      <text:p text:style-name="P64"><text:s text:c="4"/>private int height;</text:p>
      <text:p text:style-name="P64"/>
      <text:p text:style-name="P64"><text:s text:c="4"/>// Constructors</text:p>
      <text:p text:style-name="P64"><text:s text:c="4"/>public Box() {</text:p>
      <text:p text:style-name="P64"><text:s text:c="8"/>// Default constructor</text:p>
      <text:p text:style-name="P64"><text:s text:c="4"/>}</text:p>
      <text:p text:style-name="P64"/>
      <text:p text:style-name="P64"><text:s text:c="4"/>public Box(int length) {</text:p>
      <text:p text:style-name="P64"><text:s text:c="8"/>this.length = length;</text:p>
      <text:p text:style-name="P64"><text:s text:c="8"/>this.width = length;</text:p>
      <text:p text:style-name="P64"><text:s text:c="8"/>this.height = length;</text:p>
      <text:p text:style-name="P64"><text:s text:c="4"/>}</text:p>
      <text:p text:style-name="P64"/>
      <text:p text:style-name="P64"><text:s text:c="4"/>public Box(int length, int width, int height) {</text:p>
      <text:p text:style-name="P64"><text:s text:c="8"/>this.length = length;</text:p>
      <text:p text:style-name="P64"><text:s text:c="8"/>this.width = width;</text:p>
      <text:p text:style-name="P64"><text:s text:c="8"/>this.height = height;</text:p>
      <text:p text:style-name="P64"><text:s text:c="4"/>}</text:p>
      <text:p text:style-name="P64"/>
      <text:p text:style-name="P64"><text:s text:c="4"/>public Box(Box otherBox) {</text:p>
      <text:p text:style-name="P64"><text:s text:c="8"/>this.length = otherBox.length;</text:p>
      <text:p text:style-name="P64"><text:s text:c="8"/>this.width = otherBox.width;</text:p>
      <text:p text:style-name="P64"><text:soft-page-break/><text:s text:c="8"/>this.height = otherBox.height;</text:p>
      <text:p text:style-name="P64"><text:s text:c="4"/>}</text:p>
      <text:p text:style-name="P64"/>
      <text:p text:style-name="P64"><text:s text:c="4"/>// Setters</text:p>
      <text:p text:style-name="P64"><text:s text:c="4"/>public void setLength(int length) {</text:p>
      <text:p text:style-name="P64"><text:s text:c="8"/>this.length = length;</text:p>
      <text:p text:style-name="P64"><text:s text:c="4"/>}</text:p>
      <text:p text:style-name="P64"/>
      <text:p text:style-name="P64"><text:s text:c="4"/>public void setWidth(int width) {</text:p>
      <text:p text:style-name="P64"><text:s text:c="8"/>this.width = width;</text:p>
      <text:p text:style-name="P64"><text:s text:c="4"/>}</text:p>
      <text:p text:style-name="P64"/>
      <text:p text:style-name="P64"><text:s text:c="4"/>public void setHeight(int height) {</text:p>
      <text:p text:style-name="P64"><text:s text:c="8"/>this.height = height;</text:p>
      <text:p text:style-name="P64"><text:s text:c="4"/>}</text:p>
      <text:p text:style-name="P64"/>
      <text:p text:style-name="P64"><text:s text:c="4"/>public void setDimension(int length, int width, int height) {</text:p>
      <text:p text:style-name="P64"><text:s text:c="8"/>this.length = length;</text:p>
      <text:p text:style-name="P64"><text:s text:c="8"/>this.width = width;</text:p>
      <text:p text:style-name="P64"><text:s text:c="8"/>this.height = height;</text:p>
      <text:p text:style-name="P64"><text:s text:c="4"/>}</text:p>
      <text:p text:style-name="P64"/>
      <text:p text:style-name="P64"><text:s text:c="4"/>public void setDimension(Box otherBox) {</text:p>
      <text:p text:style-name="P64"><text:s text:c="8"/>this.length = otherBox.length;</text:p>
      <text:p text:style-name="P64"><text:s text:c="8"/>this.width = otherBox.width;</text:p>
      <text:p text:style-name="P64"><text:s text:c="8"/>this.height = otherBox.height;</text:p>
      <text:p text:style-name="P64"><text:s text:c="4"/>}</text:p>
      <text:p text:style-name="P64"/>
      <text:p text:style-name="P64"><text:soft-page-break/><text:s text:c="4"/>// Getters</text:p>
      <text:p text:style-name="P64"><text:s text:c="4"/>public int getLength() {</text:p>
      <text:p text:style-name="P64"><text:s text:c="8"/>return length;</text:p>
      <text:p text:style-name="P64"><text:s text:c="4"/>}</text:p>
      <text:p text:style-name="P64"/>
      <text:p text:style-name="P64"><text:s text:c="4"/>public int getWidth() {</text:p>
      <text:p text:style-name="P64"><text:s text:c="8"/>return width;</text:p>
      <text:p text:style-name="P64"><text:s text:c="4"/>}</text:p>
      <text:p text:style-name="P64"/>
      <text:p text:style-name="P64"><text:s text:c="4"/>public int getHeight() {</text:p>
      <text:p text:style-name="P64"><text:s text:c="8"/>return height;</text:p>
      <text:p text:style-name="P64"><text:s text:c="4"/>}</text:p>
      <text:p text:style-name="P64"/>
      <text:p text:style-name="P64"><text:s text:c="4"/>// Method to calculate volume</text:p>
      <text:p text:style-name="P64"><text:s text:c="4"/>public int getVolume() {</text:p>
      <text:p text:style-name="P64"><text:s text:c="8"/>return length * width * height;</text:p>
      <text:p text:style-name="P64"><text:s text:c="4"/>}</text:p>
      <text:p text:style-name="P64"/>
      <text:p text:style-name="P64"><text:s text:c="4"/>// Method to print volume</text:p>
      <text:p text:style-name="P64"><text:s text:c="4"/>public void printVolume() {</text:p>
      <text:p text:style-name="P64"><text:s text:c="8"/>System.out.println("Volume: " + getVolume());</text:p>
      <text:p text:style-name="P64"><text:s text:c="4"/>}</text:p>
      <text:p text:style-name="P64"/>
      <text:p text:style-name="P64"><text:s text:c="4"/>// Method to create a copy of the Box</text:p>
      <text:p text:style-name="P64"><text:s text:c="4"/>public Box getCopy() {</text:p>
      <text:p text:style-name="P64"><text:s text:c="8"/>return new Box(this);</text:p>
      <text:p text:style-name="P64"><text:s text:c="4"/>}</text:p>
      <text:p text:style-name="P64">}</text:p>
      <text:p text:style-name="P64"><text:soft-page-break/></text:p>
      <text:p text:style-name="P64">class Demo {</text:p>
      <text:p text:style-name="P64"><text:s text:c="4"/>public static void main(String args[]) {</text:p>
      <text:p text:style-name="P64"><text:s text:c="8"/>Box b1 = new Box();</text:p>
      <text:p text:style-name="P64"><text:s text:c="8"/>b1.setLength(12);</text:p>
      <text:p text:style-name="P64"><text:s text:c="8"/>b1.setWidth(5);</text:p>
      <text:p text:style-name="P64"><text:s text:c="8"/>b1.setHeight(3);</text:p>
      <text:p text:style-name="P64"><text:s text:c="8"/>b1.printVolume();</text:p>
      <text:p text:style-name="P64"><text:s text:c="8"/>b1.setDimension(120, 50, 30);</text:p>
      <text:p text:style-name="P64"><text:s text:c="8"/>System.out.println("Volume " + b1.getVolume());</text:p>
      <text:p text:style-name="P64"/>
      <text:p text:style-name="P64"><text:s text:c="8"/>Box b2 = new Box(4, 2, 3);</text:p>
      <text:p text:style-name="P64"><text:s text:c="8"/>b2.printVolume();</text:p>
      <text:p text:style-name="P64"/>
      <text:p text:style-name="P64"><text:s text:c="8"/>Box b3 = new Box(b2);</text:p>
      <text:p text:style-name="P64"><text:s text:c="8"/>b3.printVolume();</text:p>
      <text:p text:style-name="P64"/>
      <text:p text:style-name="P64"><text:s text:c="8"/>Box b4 = new Box(10); // length for a square cube</text:p>
      <text:p text:style-name="P64"><text:s text:c="8"/>b4.printVolume(); //</text:p>
      <text:p text:style-name="P64"/>
      <text:p text:style-name="P64"><text:s text:c="8"/>Box b5 = new Box();</text:p>
      <text:p text:style-name="P64"><text:s text:c="8"/>b5.setDimension(12); // length for a square cube</text:p>
      <text:p text:style-name="P64"><text:s text:c="8"/>b5.printVolume();</text:p>
      <text:p text:style-name="P64"/>
      <text:p text:style-name="P64"><text:s text:c="8"/>Box b6 = new Box();</text:p>
      <text:p text:style-name="P64"><text:s text:c="8"/>b6.printVolume();</text:p>
      <text:p text:style-name="P64"><text:s text:c="8"/>b6.setDimension(b1); // copy dimensions of b1 into b6</text:p>
      <text:p text:style-name="P64"><text:s text:c="8"/>b6.printVolume();</text:p>
      <text:p text:style-name="P64"><text:soft-page-break/></text:p>
      <text:p text:style-name="P64"><text:s text:c="8"/>Box b7 = b3.getCopy();</text:p>
      <text:p text:style-name="P64"><text:s text:c="8"/>b7.printVolume();</text:p>
      <text:p text:style-name="P64"><text:s text:c="4"/>}</text:p>
      <text:p text:style-name="P64">}</text:p>
      <text:p text:style-name="P64"/>
      <text:p text:style-name="P64">59.<text:tab/>e,k</text:p>
      <text:p text:style-name="P64"/>
      <text:p text:style-name="P64"/>
      <text:p text:style-name="P64"/>
      <text:p text:style-name="P64">60.<text:tab/>E. Prints: 1, 2, 3, 4, 9,</text:p>
      <text:p text:style-name="P64">61.<text:tab/>MyClass()</text:p>
      <text:p text:style-name="P64"><text:tab/>MyClass(int,int)</text:p>
      <text:p text:style-name="P64"><text:tab/>MyClass(int)</text:p>
      <text:p text:style-name="P65"/>
      <text:p text:style-name="P65">62.<text:tab/>s,d,f</text:p>
      <text:p text:style-name="P65"/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8pt" fo:font-weight="bold" officeooo:rsid="001a96d5" officeooo:paragraph-rsid="001a96d5" style:font-size-asian="15.75pt" style:font-weight-asian="bold" style:font-size-complex="18pt" style:font-weight-complex="bold"/>
    </style:style>
    <style:style style:name="MP2" style:family="paragraph" style:parent-style-name="Header">
      <style:text-properties fo:font-size="18pt" fo:font-weight="bold" officeooo:rsid="00477c7a" officeooo:paragraph-rsid="00477c7a" style:font-size-asian="15.75pt" style:font-weight-asian="bold" style:font-size-complex="18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>HESHAN SANDARUWAN</text:p>
        <text:p text:style-name="MP1">200304512443</text:p>
        <text:p text:style-name="MP2">230169103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5:10:14.276272786</meta:creation-date>
    <meta:editing-duration>PT1H20M1S</meta:editing-duration>
    <meta:editing-cycles>6</meta:editing-cycles>
    <meta:generator>LibreOffice/7.3.7.2$Linux_X86_64 LibreOffice_project/30$Build-2</meta:generator>
    <dc:date>2023-12-20T14:46:46.217517246</dc:date>
    <meta:document-statistic meta:table-count="0" meta:image-count="0" meta:object-count="0" meta:page-count="29" meta:paragraph-count="684" meta:word-count="2707" meta:character-count="20305" meta:non-whitespace-character-count="15486"/>
  </office:meta>
</office:document-meta>
</file>